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259f22a"/>
    </style:style>
    <style:style style:name="P2" style:family="paragraph" style:parent-style-name="Text_20_body">
      <style:text-properties officeooo:paragraph-rsid="025ad0bc"/>
    </style:style>
    <style:style style:name="P3" style:family="paragraph" style:parent-style-name="Text_20_body">
      <style:text-properties officeooo:paragraph-rsid="025c2db3"/>
    </style:style>
    <style:style style:name="P4" style:family="paragraph" style:parent-style-name="Text_20_body">
      <style:text-properties officeooo:rsid="0252d207" officeooo:paragraph-rsid="0252d207"/>
    </style:style>
    <style:style style:name="P5" style:family="paragraph" style:parent-style-name="Text_20_body">
      <style:text-properties officeooo:rsid="0254ede2" officeooo:paragraph-rsid="0254ede2"/>
    </style:style>
    <style:style style:name="P6" style:family="paragraph" style:parent-style-name="Text_20_body">
      <style:text-properties officeooo:rsid="0255c83a" officeooo:paragraph-rsid="0255c83a"/>
    </style:style>
    <style:style style:name="P7" style:family="paragraph" style:parent-style-name="Text_20_body">
      <style:text-properties officeooo:rsid="02570639" officeooo:paragraph-rsid="02570639"/>
    </style:style>
    <style:style style:name="P8" style:family="paragraph" style:parent-style-name="Text_20_body">
      <style:text-properties officeooo:rsid="0257c5ad" officeooo:paragraph-rsid="0257c5ad"/>
    </style:style>
    <style:style style:name="P9" style:family="paragraph" style:parent-style-name="Text_20_body">
      <style:text-properties officeooo:rsid="025970a9" officeooo:paragraph-rsid="025970a9"/>
    </style:style>
    <style:style style:name="P10" style:family="paragraph" style:parent-style-name="Text_20_body">
      <style:text-properties officeooo:rsid="025c723d" officeooo:paragraph-rsid="025c723d"/>
    </style:style>
    <style:style style:name="P11" style:family="paragraph" style:parent-style-name="Text_20_body">
      <style:text-properties officeooo:rsid="025c2db3" officeooo:paragraph-rsid="025c2db3"/>
    </style:style>
    <style:style style:name="P12" style:family="paragraph" style:parent-style-name="Text_20_body">
      <style:text-properties officeooo:rsid="025c2db3" officeooo:paragraph-rsid="02648336"/>
    </style:style>
    <style:style style:name="P13" style:family="paragraph" style:parent-style-name="Text_20_body">
      <style:text-properties officeooo:rsid="02648336" officeooo:paragraph-rsid="02648336"/>
    </style:style>
    <style:style style:name="P14" style:family="paragraph" style:parent-style-name="Text_20_body">
      <style:text-properties officeooo:paragraph-rsid="026e5b5c"/>
    </style:style>
    <style:style style:name="P15" style:family="paragraph" style:parent-style-name="Text_20_body">
      <style:text-properties officeooo:paragraph-rsid="027e91ba"/>
    </style:style>
    <style:style style:name="P16" style:family="paragraph" style:parent-style-name="Text_20_body">
      <style:text-properties officeooo:paragraph-rsid="02a3e261"/>
    </style:style>
    <style:style style:name="P17" style:family="paragraph" style:parent-style-name="Text_20_body">
      <style:text-properties officeooo:rsid="026cb028" officeooo:paragraph-rsid="026cb028"/>
    </style:style>
    <style:style style:name="P18" style:family="paragraph" style:parent-style-name="Text_20_body">
      <style:text-properties officeooo:rsid="027138d9" officeooo:paragraph-rsid="027138d9"/>
    </style:style>
    <style:style style:name="P19" style:family="paragraph" style:parent-style-name="Text_20_body">
      <style:text-properties officeooo:rsid="0271666c" officeooo:paragraph-rsid="0271666c"/>
    </style:style>
    <style:style style:name="P20" style:family="paragraph" style:parent-style-name="Text_20_body">
      <style:text-properties officeooo:rsid="027463c4" officeooo:paragraph-rsid="027463c4"/>
    </style:style>
    <style:style style:name="P21" style:family="paragraph" style:parent-style-name="Text_20_body">
      <style:text-properties officeooo:rsid="0274b1b7" officeooo:paragraph-rsid="0274b1b7"/>
    </style:style>
    <style:style style:name="P22" style:family="paragraph" style:parent-style-name="Text_20_body">
      <style:text-properties officeooo:rsid="0278300a" officeooo:paragraph-rsid="0278300a"/>
    </style:style>
    <style:style style:name="P23" style:family="paragraph" style:parent-style-name="Text_20_body">
      <style:text-properties officeooo:rsid="02797e7a" officeooo:paragraph-rsid="02797e7a"/>
    </style:style>
    <style:style style:name="P24" style:family="paragraph" style:parent-style-name="Text_20_body">
      <style:text-properties officeooo:rsid="027ae23d" officeooo:paragraph-rsid="027e91ba"/>
    </style:style>
    <style:style style:name="P25" style:family="paragraph" style:parent-style-name="Text_20_body">
      <style:text-properties officeooo:rsid="027e91ba" officeooo:paragraph-rsid="027f6582"/>
    </style:style>
    <style:style style:name="P26" style:family="paragraph" style:parent-style-name="Text_20_body">
      <style:text-properties officeooo:rsid="027f6582" officeooo:paragraph-rsid="027f6582"/>
    </style:style>
    <style:style style:name="P27" style:family="paragraph" style:parent-style-name="Text_20_body">
      <style:text-properties officeooo:rsid="029f919c" officeooo:paragraph-rsid="029f919c"/>
    </style:style>
    <style:style style:name="P28" style:family="paragraph" style:parent-style-name="Text_20_body">
      <style:text-properties officeooo:rsid="02a04173" officeooo:paragraph-rsid="02a04173"/>
    </style:style>
    <style:style style:name="P29" style:family="paragraph" style:parent-style-name="Text_20_body">
      <style:text-properties officeooo:rsid="02a05f4b" officeooo:paragraph-rsid="02a05f4b"/>
    </style:style>
    <style:style style:name="P30" style:family="paragraph" style:parent-style-name="Text_20_body">
      <style:text-properties officeooo:rsid="02a1d085" officeooo:paragraph-rsid="02a05f4b"/>
    </style:style>
    <style:style style:name="P31" style:family="paragraph" style:parent-style-name="Text_20_body">
      <style:text-properties officeooo:rsid="02a3e261" officeooo:paragraph-rsid="02a3e261"/>
    </style:style>
    <style:style style:name="P32" style:family="paragraph" style:parent-style-name="Text_20_body">
      <style:text-properties officeooo:rsid="02a52b93" officeooo:paragraph-rsid="02a52b93"/>
    </style:style>
    <style:style style:name="P33" style:family="paragraph" style:parent-style-name="Text_20_body">
      <style:text-properties officeooo:rsid="02a6891f" officeooo:paragraph-rsid="02a6891f"/>
    </style:style>
    <style:style style:name="P34" style:family="paragraph" style:parent-style-name="Text_20_body">
      <style:text-properties officeooo:rsid="026b7b81"/>
    </style:style>
    <style:style style:name="P35" style:family="paragraph" style:parent-style-name="Text_20_body">
      <style:text-properties officeooo:rsid="026b7b81" officeooo:paragraph-rsid="02aa51f5"/>
    </style:style>
    <style:style style:name="P36" style:family="paragraph" style:parent-style-name="Text_20_body">
      <style:text-properties officeooo:rsid="02a86ac3" officeooo:paragraph-rsid="02a86ac3"/>
    </style:style>
    <style:style style:name="P37" style:family="paragraph" style:parent-style-name="Text_20_body">
      <style:text-properties officeooo:rsid="02a915a4" officeooo:paragraph-rsid="02a915a4"/>
    </style:style>
    <style:style style:name="P38" style:family="paragraph" style:parent-style-name="Text_20_body">
      <style:text-properties officeooo:rsid="02add388" officeooo:paragraph-rsid="02add388"/>
    </style:style>
    <style:style style:name="P39" style:family="paragraph" style:parent-style-name="Text_20_body">
      <style:text-properties officeooo:rsid="02af120f" officeooo:paragraph-rsid="02af120f"/>
    </style:style>
    <style:style style:name="P40" style:family="paragraph" style:parent-style-name="Text_20_body">
      <style:text-properties officeooo:rsid="02b5fbf9" officeooo:paragraph-rsid="02b5fbf9"/>
    </style:style>
    <style:style style:name="P41" style:family="paragraph" style:parent-style-name="Text_20_body">
      <style:text-properties officeooo:rsid="02b6cf99" officeooo:paragraph-rsid="02b6cf99"/>
    </style:style>
    <style:style style:name="P42" style:family="paragraph" style:parent-style-name="Text_20_body">
      <style:text-properties officeooo:rsid="02b838a8" officeooo:paragraph-rsid="02b838a8"/>
    </style:style>
    <style:style style:name="P43" style:family="paragraph" style:parent-style-name="Text_20_body">
      <style:text-properties officeooo:rsid="02ba0493" officeooo:paragraph-rsid="02ba0493"/>
    </style:style>
    <style:style style:name="P44" style:family="paragraph" style:parent-style-name="Text_20_body">
      <style:text-properties officeooo:rsid="02ba0493" officeooo:paragraph-rsid="02ba9488"/>
    </style:style>
    <style:style style:name="P45" style:family="paragraph" style:parent-style-name="Text_20_body">
      <style:text-properties officeooo:rsid="02ba0493" officeooo:paragraph-rsid="02c58a02"/>
    </style:style>
    <style:style style:name="P46" style:family="paragraph" style:parent-style-name="Text_20_body">
      <style:text-properties officeooo:rsid="02cd8def" officeooo:paragraph-rsid="02cd8def"/>
    </style:style>
    <style:style style:name="P47" style:family="paragraph" style:parent-style-name="Text_20_body">
      <style:text-properties officeooo:rsid="02be04c3" officeooo:paragraph-rsid="02be04c3"/>
    </style:style>
    <style:style style:name="P48" style:family="paragraph" style:parent-style-name="Text_20_body">
      <style:text-properties officeooo:rsid="02bea7d1" officeooo:paragraph-rsid="02bea7d1"/>
    </style:style>
    <style:style style:name="P49" style:family="paragraph" style:parent-style-name="Text_20_body">
      <style:text-properties officeooo:rsid="02bef73e" officeooo:paragraph-rsid="02bef73e"/>
    </style:style>
    <style:style style:name="P50" style:family="paragraph" style:parent-style-name="Text_20_body">
      <style:text-properties officeooo:rsid="02bff460" officeooo:paragraph-rsid="02bff460"/>
    </style:style>
    <style:style style:name="P51" style:family="paragraph" style:parent-style-name="Text_20_body">
      <style:text-properties officeooo:rsid="02c16149" officeooo:paragraph-rsid="02c16149"/>
    </style:style>
    <style:style style:name="P52" style:family="paragraph" style:parent-style-name="Text_20_body">
      <style:text-properties officeooo:rsid="02c45873" officeooo:paragraph-rsid="02c45873"/>
    </style:style>
    <style:style style:name="P53" style:family="paragraph" style:parent-style-name="Text_20_body">
      <style:text-properties officeooo:rsid="02c470cf" officeooo:paragraph-rsid="02c470cf"/>
    </style:style>
    <style:style style:name="P54" style:family="paragraph" style:parent-style-name="Text_20_body">
      <style:text-properties officeooo:rsid="02c58a02" officeooo:paragraph-rsid="02c58a02"/>
    </style:style>
    <style:style style:name="P55" style:family="paragraph" style:parent-style-name="Text_20_body">
      <style:text-properties officeooo:rsid="02c918e9" officeooo:paragraph-rsid="02c918e9"/>
    </style:style>
    <style:style style:name="P56" style:family="paragraph" style:parent-style-name="Text_20_body">
      <style:text-properties officeooo:rsid="02cb46a3" officeooo:paragraph-rsid="02cb46a3"/>
    </style:style>
    <style:style style:name="P57" style:family="paragraph" style:parent-style-name="Text_20_body">
      <style:text-properties officeooo:rsid="02ccc278" officeooo:paragraph-rsid="02ccc278"/>
    </style:style>
    <style:style style:name="P58" style:family="paragraph" style:parent-style-name="Text_20_body">
      <style:text-properties officeooo:rsid="02ce1ea9" officeooo:paragraph-rsid="02ce1ea9"/>
    </style:style>
    <style:style style:name="P59" style:family="paragraph" style:parent-style-name="Text_20_body">
      <style:text-properties officeooo:rsid="02cf3243" officeooo:paragraph-rsid="02cf3243"/>
    </style:style>
    <style:style style:name="P60" style:family="paragraph" style:parent-style-name="Text_20_body">
      <style:text-properties officeooo:rsid="02cf672d" officeooo:paragraph-rsid="02cf672d"/>
    </style:style>
    <style:style style:name="P61" style:family="paragraph" style:parent-style-name="Text_20_body">
      <style:text-properties officeooo:paragraph-rsid="02d2a991"/>
    </style:style>
    <style:style style:name="P62" style:family="paragraph" style:parent-style-name="Text_20_body">
      <style:text-properties officeooo:paragraph-rsid="02e3fe8d"/>
    </style:style>
    <style:style style:name="P63" style:family="paragraph" style:parent-style-name="Text_20_body">
      <style:text-properties officeooo:paragraph-rsid="02e86873"/>
    </style:style>
    <style:style style:name="P64" style:family="paragraph" style:parent-style-name="Text_20_body">
      <style:text-properties officeooo:paragraph-rsid="02ea2968"/>
    </style:style>
    <style:style style:name="P65" style:family="paragraph" style:parent-style-name="Text_20_body">
      <style:text-properties officeooo:paragraph-rsid="02ef0ebb"/>
    </style:style>
    <style:style style:name="P66" style:family="paragraph" style:parent-style-name="Text_20_body">
      <style:text-properties officeooo:rsid="02d43144" officeooo:paragraph-rsid="02d43144"/>
    </style:style>
    <style:style style:name="P67" style:family="paragraph" style:parent-style-name="Text_20_body">
      <style:text-properties officeooo:rsid="02d509e9" officeooo:paragraph-rsid="02d509e9"/>
    </style:style>
    <style:style style:name="P68" style:family="paragraph" style:parent-style-name="Text_20_body">
      <style:text-properties officeooo:rsid="02d82f68" officeooo:paragraph-rsid="02d82f68"/>
    </style:style>
    <style:style style:name="P69" style:family="paragraph" style:parent-style-name="Text_20_body">
      <style:text-properties officeooo:rsid="02e3fe8d" officeooo:paragraph-rsid="02e3fe8d"/>
    </style:style>
    <style:style style:name="P70" style:family="paragraph" style:parent-style-name="Text_20_body">
      <style:text-properties officeooo:rsid="02e041e4" officeooo:paragraph-rsid="02e041e4"/>
    </style:style>
    <style:style style:name="P71" style:family="paragraph" style:parent-style-name="Text_20_body">
      <style:text-properties officeooo:rsid="02e5287a" officeooo:paragraph-rsid="02e5287a"/>
    </style:style>
    <style:style style:name="P72" style:family="paragraph" style:parent-style-name="Text_20_body">
      <style:text-properties officeooo:rsid="02e57f42" officeooo:paragraph-rsid="02e57f42"/>
    </style:style>
    <style:style style:name="P73" style:family="paragraph" style:parent-style-name="Text_20_body">
      <style:text-properties officeooo:rsid="02e600d6" officeooo:paragraph-rsid="02e600d6"/>
    </style:style>
    <style:style style:name="P74" style:family="paragraph" style:parent-style-name="Text_20_body">
      <style:text-properties officeooo:rsid="02e7ec1b" officeooo:paragraph-rsid="02e7ec1b"/>
    </style:style>
    <style:style style:name="P75" style:family="paragraph" style:parent-style-name="Text_20_body">
      <style:text-properties officeooo:rsid="02e7ec1b" officeooo:paragraph-rsid="02fdb47b"/>
    </style:style>
    <style:style style:name="P76" style:family="paragraph" style:parent-style-name="Text_20_body">
      <style:text-properties officeooo:rsid="02e7ec1b" officeooo:paragraph-rsid="02ffb20c"/>
    </style:style>
    <style:style style:name="P77" style:family="paragraph" style:parent-style-name="Text_20_body">
      <style:text-properties officeooo:rsid="02e7ec1b" officeooo:paragraph-rsid="03036ca7"/>
    </style:style>
    <style:style style:name="P78" style:family="paragraph" style:parent-style-name="Text_20_body">
      <style:text-properties officeooo:rsid="02e7ec1b" officeooo:paragraph-rsid="0322ba73"/>
    </style:style>
    <style:style style:name="P79" style:family="paragraph" style:parent-style-name="Text_20_body">
      <style:text-properties officeooo:rsid="02e7ec1b" officeooo:paragraph-rsid="03255620"/>
    </style:style>
    <style:style style:name="P80" style:family="paragraph" style:parent-style-name="Text_20_body">
      <style:text-properties officeooo:rsid="02e7ec1b" officeooo:paragraph-rsid="0325eaae"/>
    </style:style>
    <style:style style:name="P81" style:family="paragraph" style:parent-style-name="Text_20_body">
      <style:text-properties officeooo:rsid="02e86873" officeooo:paragraph-rsid="02e86873"/>
    </style:style>
    <style:style style:name="P82" style:family="paragraph" style:parent-style-name="Text_20_body">
      <style:text-properties officeooo:rsid="02f4f949" officeooo:paragraph-rsid="02f4f949"/>
    </style:style>
    <style:style style:name="P83" style:family="paragraph" style:parent-style-name="Text_20_body">
      <style:text-properties officeooo:rsid="02f5b4ba" officeooo:paragraph-rsid="02f5b4ba"/>
    </style:style>
    <style:style style:name="P84" style:family="paragraph" style:parent-style-name="Text_20_body">
      <style:text-properties officeooo:rsid="02f735c2" officeooo:paragraph-rsid="02f735c2"/>
    </style:style>
    <style:style style:name="P85" style:family="paragraph" style:parent-style-name="Text_20_body">
      <style:text-properties officeooo:rsid="02f7e881" officeooo:paragraph-rsid="02f7e881"/>
    </style:style>
    <style:style style:name="P86" style:family="paragraph" style:parent-style-name="Text_20_body">
      <style:text-properties officeooo:rsid="02f83a4d" officeooo:paragraph-rsid="02f83a4d"/>
    </style:style>
    <style:style style:name="P87" style:family="paragraph" style:parent-style-name="Text_20_body">
      <style:text-properties officeooo:rsid="03017e32" officeooo:paragraph-rsid="03017e32"/>
    </style:style>
    <style:style style:name="P88" style:family="paragraph" style:parent-style-name="Text_20_body">
      <style:text-properties officeooo:rsid="0302c8db" officeooo:paragraph-rsid="0302c8db"/>
    </style:style>
    <style:style style:name="P89" style:family="paragraph" style:parent-style-name="Text_20_body">
      <style:text-properties officeooo:rsid="030497b1" officeooo:paragraph-rsid="03036ca7"/>
    </style:style>
    <style:style style:name="P90" style:family="paragraph" style:parent-style-name="Text_20_body">
      <style:text-properties officeooo:rsid="03051833" officeooo:paragraph-rsid="03051833"/>
    </style:style>
    <style:style style:name="P91" style:family="paragraph" style:parent-style-name="Text_20_body">
      <style:text-properties officeooo:rsid="0314ce54" officeooo:paragraph-rsid="0314ce54"/>
    </style:style>
    <style:style style:name="P92" style:family="paragraph" style:parent-style-name="Text_20_body">
      <style:text-properties officeooo:rsid="03161262" officeooo:paragraph-rsid="03161262"/>
    </style:style>
    <style:style style:name="P93" style:family="paragraph" style:parent-style-name="Text_20_body">
      <style:text-properties officeooo:rsid="0316e14f" officeooo:paragraph-rsid="0316e14f"/>
    </style:style>
    <style:style style:name="P94" style:family="paragraph" style:parent-style-name="Text_20_body">
      <style:text-properties officeooo:rsid="03179cce" officeooo:paragraph-rsid="03179cce"/>
    </style:style>
    <style:style style:name="P95" style:family="paragraph" style:parent-style-name="Text_20_body">
      <style:text-properties fo:font-weight="bold" officeooo:rsid="031c2a9f" officeooo:paragraph-rsid="031c2a9f" style:font-weight-asian="bold" style:font-weight-complex="bold"/>
    </style:style>
    <style:style style:name="P96" style:family="paragraph" style:parent-style-name="Heading_20_1">
      <style:text-properties officeooo:rsid="0253160f" officeooo:paragraph-rsid="0253160f"/>
    </style:style>
    <style:style style:name="P97" style:family="paragraph" style:parent-style-name="Heading_20_1">
      <style:text-properties officeooo:rsid="026b7b81"/>
    </style:style>
    <style:style style:name="P98" style:family="paragraph" style:parent-style-name="Heading_20_1">
      <style:text-properties officeooo:rsid="02a7f5eb"/>
    </style:style>
    <style:style style:name="P99" style:family="paragraph" style:parent-style-name="Heading_20_1">
      <style:text-properties officeooo:rsid="02b6cf99"/>
    </style:style>
    <style:style style:name="P100" style:family="paragraph" style:parent-style-name="Heading_20_1">
      <style:text-properties officeooo:rsid="02ba4115"/>
    </style:style>
    <style:style style:name="P101" style:family="paragraph" style:parent-style-name="Heading_20_1">
      <style:text-properties officeooo:rsid="02d13790"/>
    </style:style>
    <style:style style:name="P102" style:family="paragraph" style:parent-style-name="Heading_20_1">
      <style:text-properties officeooo:rsid="02f3e1ba"/>
    </style:style>
    <style:style style:name="P103" style:family="paragraph" style:parent-style-name="Text_20_body" style:list-style-name="L1">
      <style:text-properties officeooo:paragraph-rsid="025c723d"/>
    </style:style>
    <style:style style:name="P104" style:family="paragraph" style:parent-style-name="Text_20_body" style:list-style-name="L1">
      <style:text-properties officeooo:paragraph-rsid="025e57dc"/>
    </style:style>
    <style:style style:name="P105" style:family="paragraph" style:parent-style-name="Text_20_body" style:list-style-name="L1">
      <style:text-properties officeooo:rsid="025eb7b1" officeooo:paragraph-rsid="025eb7b1"/>
    </style:style>
    <style:style style:name="P106" style:family="paragraph" style:parent-style-name="Text_20_body" style:list-style-name="L1">
      <style:text-properties officeooo:rsid="0260373d" officeooo:paragraph-rsid="0260373d"/>
    </style:style>
    <style:style style:name="P107" style:family="paragraph" style:parent-style-name="Text_20_body" style:list-style-name="L1">
      <style:text-properties officeooo:rsid="0260bb55" officeooo:paragraph-rsid="0260bb55"/>
    </style:style>
    <style:style style:name="P108" style:family="paragraph" style:parent-style-name="Text_20_body" style:list-style-name="L1">
      <style:text-properties officeooo:rsid="02627b6d" officeooo:paragraph-rsid="02627b6d"/>
    </style:style>
    <style:style style:name="P109" style:family="paragraph" style:parent-style-name="Text_20_body" style:list-style-name="L2">
      <style:text-properties officeooo:rsid="02648336" officeooo:paragraph-rsid="02648336"/>
    </style:style>
    <style:style style:name="P110" style:family="paragraph" style:parent-style-name="Text_20_body" style:list-style-name="L3">
      <style:text-properties officeooo:paragraph-rsid="0271666c"/>
    </style:style>
    <style:style style:name="P111" style:family="paragraph" style:parent-style-name="Text_20_body" style:list-style-name="L3">
      <style:text-properties officeooo:rsid="0271666c" officeooo:paragraph-rsid="0271666c"/>
    </style:style>
    <style:style style:name="P112" style:family="paragraph" style:parent-style-name="Text_20_body" style:list-style-name="L3">
      <style:text-properties officeooo:rsid="02726cab" officeooo:paragraph-rsid="02726cab"/>
    </style:style>
    <style:style style:name="P113" style:family="paragraph" style:parent-style-name="Text_20_body" style:list-style-name="L3">
      <style:text-properties officeooo:rsid="027463c4" officeooo:paragraph-rsid="027463c4"/>
    </style:style>
    <style:style style:name="P114" style:family="paragraph" style:parent-style-name="Text_20_body" style:list-style-name="L4">
      <style:text-properties officeooo:paragraph-rsid="02750be5"/>
    </style:style>
    <style:style style:name="P115" style:family="paragraph" style:parent-style-name="Text_20_body" style:list-style-name="L4">
      <style:text-properties officeooo:rsid="02750be5" officeooo:paragraph-rsid="02750be5"/>
    </style:style>
    <style:style style:name="P116" style:family="paragraph" style:parent-style-name="Text_20_body" style:list-style-name="L4">
      <style:text-properties officeooo:rsid="0278300a" officeooo:paragraph-rsid="0278300a"/>
    </style:style>
    <style:style style:name="P117" style:family="paragraph" style:parent-style-name="Text_20_body" style:list-style-name="L5">
      <style:text-properties officeooo:paragraph-rsid="028200e2"/>
    </style:style>
    <style:style style:name="P118" style:family="paragraph" style:parent-style-name="Text_20_body" style:list-style-name="L5">
      <style:text-properties officeooo:paragraph-rsid="0284dfca"/>
    </style:style>
    <style:style style:name="P119" style:family="paragraph" style:parent-style-name="Text_20_body" style:list-style-name="L5">
      <style:text-properties officeooo:paragraph-rsid="028adbc0"/>
    </style:style>
    <style:style style:name="P120" style:family="paragraph" style:parent-style-name="Text_20_body" style:list-style-name="L5">
      <style:text-properties officeooo:paragraph-rsid="0293fc26"/>
    </style:style>
    <style:style style:name="P121" style:family="paragraph" style:parent-style-name="Text_20_body" style:list-style-name="L5">
      <style:text-properties officeooo:paragraph-rsid="029a1994"/>
    </style:style>
    <style:style style:name="P122" style:family="paragraph" style:parent-style-name="Text_20_body" style:list-style-name="L5">
      <style:text-properties officeooo:paragraph-rsid="029b2ea2"/>
    </style:style>
    <style:style style:name="P123" style:family="paragraph" style:parent-style-name="Text_20_body" style:list-style-name="L5">
      <style:text-properties officeooo:rsid="027fc3b1" officeooo:paragraph-rsid="027fc3b1"/>
    </style:style>
    <style:style style:name="P124" style:family="paragraph" style:parent-style-name="Text_20_body" style:list-style-name="L5">
      <style:text-properties officeooo:rsid="028200e2" officeooo:paragraph-rsid="028200e2"/>
    </style:style>
    <style:style style:name="P125" style:family="paragraph" style:parent-style-name="Text_20_body" style:list-style-name="L5">
      <style:text-properties officeooo:rsid="0284dfca" officeooo:paragraph-rsid="0284dfca"/>
    </style:style>
    <style:style style:name="P126" style:family="paragraph" style:parent-style-name="Text_20_body" style:list-style-name="L5">
      <style:text-properties officeooo:rsid="0286f225" officeooo:paragraph-rsid="0286f225"/>
    </style:style>
    <style:style style:name="P127" style:family="paragraph" style:parent-style-name="Text_20_body" style:list-style-name="L5">
      <style:text-properties officeooo:rsid="0287e62e" officeooo:paragraph-rsid="0287e62e"/>
    </style:style>
    <style:style style:name="P128" style:family="paragraph" style:parent-style-name="Text_20_body" style:list-style-name="L5">
      <style:text-properties officeooo:rsid="028867ed" officeooo:paragraph-rsid="028867ed"/>
    </style:style>
    <style:style style:name="P129" style:family="paragraph" style:parent-style-name="Text_20_body" style:list-style-name="L5">
      <style:text-properties officeooo:rsid="028a9695" officeooo:paragraph-rsid="028a9695"/>
    </style:style>
    <style:style style:name="P130" style:family="paragraph" style:parent-style-name="Text_20_body" style:list-style-name="L5">
      <style:text-properties officeooo:rsid="028adbc0" officeooo:paragraph-rsid="028adbc0"/>
    </style:style>
    <style:style style:name="P131" style:family="paragraph" style:parent-style-name="Text_20_body" style:list-style-name="L5">
      <style:text-properties officeooo:rsid="028c65b9" officeooo:paragraph-rsid="028c65b9"/>
    </style:style>
    <style:style style:name="P132" style:family="paragraph" style:parent-style-name="Text_20_body" style:list-style-name="L5">
      <style:text-properties officeooo:rsid="028e87f4" officeooo:paragraph-rsid="028e87f4"/>
    </style:style>
    <style:style style:name="P133" style:family="paragraph" style:parent-style-name="Text_20_body" style:list-style-name="L5">
      <style:text-properties officeooo:rsid="029005f5" officeooo:paragraph-rsid="029005f5"/>
    </style:style>
    <style:style style:name="P134" style:family="paragraph" style:parent-style-name="Text_20_body" style:list-style-name="L5">
      <style:text-properties officeooo:rsid="029173fb" officeooo:paragraph-rsid="029173fb"/>
    </style:style>
    <style:style style:name="P135" style:family="paragraph" style:parent-style-name="Text_20_body" style:list-style-name="L5">
      <style:text-properties officeooo:rsid="029284bb" officeooo:paragraph-rsid="029284bb"/>
    </style:style>
    <style:style style:name="P136" style:family="paragraph" style:parent-style-name="Text_20_body" style:list-style-name="L5">
      <style:text-properties officeooo:rsid="0294593d" officeooo:paragraph-rsid="0294593d"/>
    </style:style>
    <style:style style:name="P137" style:family="paragraph" style:parent-style-name="Text_20_body" style:list-style-name="L5">
      <style:text-properties officeooo:rsid="0296fe7f" officeooo:paragraph-rsid="0296fe7f"/>
    </style:style>
    <style:style style:name="P138" style:family="paragraph" style:parent-style-name="Text_20_body" style:list-style-name="L5">
      <style:text-properties officeooo:rsid="02985860" officeooo:paragraph-rsid="02985860"/>
    </style:style>
    <style:style style:name="P139" style:family="paragraph" style:parent-style-name="Text_20_body" style:list-style-name="L5">
      <style:text-properties officeooo:rsid="029a1994" officeooo:paragraph-rsid="029a1994"/>
    </style:style>
    <style:style style:name="P140" style:family="paragraph" style:parent-style-name="Text_20_body" style:list-style-name="L5">
      <style:text-properties officeooo:rsid="029d4a57" officeooo:paragraph-rsid="029d4a57"/>
    </style:style>
    <style:style style:name="P141" style:family="paragraph" style:parent-style-name="Text_20_body" style:list-style-name="L5">
      <style:text-properties officeooo:rsid="029f28e1" officeooo:paragraph-rsid="029f28e1"/>
    </style:style>
    <style:style style:name="P142" style:family="paragraph" style:parent-style-name="Text_20_body" style:list-style-name="L6">
      <style:text-properties officeooo:rsid="02a1d085" officeooo:paragraph-rsid="02a1d085"/>
    </style:style>
    <style:style style:name="P143" style:family="paragraph" style:parent-style-name="Text_20_body" style:list-style-name="L6">
      <style:text-properties officeooo:rsid="02a1dcf6" officeooo:paragraph-rsid="02a1dcf6"/>
    </style:style>
    <style:style style:name="P144" style:family="paragraph" style:parent-style-name="Text_20_body" style:list-style-name="L6">
      <style:text-properties officeooo:rsid="02a1e68f" officeooo:paragraph-rsid="02a1e68f"/>
    </style:style>
    <style:style style:name="P145" style:family="paragraph" style:parent-style-name="Text_20_body" style:list-style-name="L7">
      <style:text-properties officeooo:rsid="026b7b81" officeooo:paragraph-rsid="02af120f"/>
    </style:style>
    <style:style style:name="P146" style:family="paragraph" style:parent-style-name="Text_20_body" style:list-style-name="L7">
      <style:text-properties officeooo:rsid="026b7b81" officeooo:paragraph-rsid="02afebdf"/>
    </style:style>
    <style:style style:name="P147" style:family="paragraph" style:parent-style-name="Text_20_body" style:list-style-name="L7">
      <style:text-properties officeooo:rsid="026b7b81" officeooo:paragraph-rsid="02b15f44"/>
    </style:style>
    <style:style style:name="P148" style:family="paragraph" style:parent-style-name="Text_20_body" style:list-style-name="L7">
      <style:text-properties officeooo:rsid="02b4868f" officeooo:paragraph-rsid="02b4868f"/>
    </style:style>
    <style:style style:name="P149" style:family="paragraph" style:parent-style-name="Text_20_body" style:list-style-name="L7">
      <style:text-properties officeooo:rsid="02b5fbf9" officeooo:paragraph-rsid="02b5fbf9"/>
    </style:style>
    <style:style style:name="P150" style:family="paragraph" style:parent-style-name="Text_20_body" style:list-style-name="L8">
      <style:text-properties officeooo:rsid="02b838a8" officeooo:paragraph-rsid="02b838a8"/>
    </style:style>
    <style:style style:name="P151" style:family="paragraph" style:parent-style-name="Text_20_body" style:list-style-name="L8">
      <style:text-properties officeooo:rsid="02ba0493" officeooo:paragraph-rsid="02ba0493"/>
    </style:style>
    <style:style style:name="P152" style:family="paragraph" style:parent-style-name="Text_20_body" style:list-style-name="L9">
      <style:text-properties officeooo:rsid="02c16149" officeooo:paragraph-rsid="02c16149"/>
    </style:style>
    <style:style style:name="P153" style:family="paragraph" style:parent-style-name="Text_20_body" style:list-style-name="L10">
      <style:text-properties officeooo:rsid="02c918e9" officeooo:paragraph-rsid="02c918e9"/>
    </style:style>
    <style:style style:name="P154" style:family="paragraph" style:parent-style-name="Text_20_body" style:list-style-name="L10">
      <style:text-properties officeooo:rsid="02c99b91" officeooo:paragraph-rsid="02c99b91"/>
    </style:style>
    <style:style style:name="P155" style:family="paragraph" style:parent-style-name="Text_20_body" style:list-style-name="L10">
      <style:text-properties officeooo:rsid="02cb46a3" officeooo:paragraph-rsid="02cb46a3"/>
    </style:style>
    <style:style style:name="P156" style:family="paragraph" style:parent-style-name="Text_20_body" style:list-style-name="L11">
      <style:text-properties officeooo:rsid="02d72812" officeooo:paragraph-rsid="02d72812"/>
    </style:style>
    <style:style style:name="P157" style:family="paragraph" style:parent-style-name="Text_20_body" style:list-style-name="L11">
      <style:text-properties officeooo:rsid="02d74253" officeooo:paragraph-rsid="02d74253"/>
    </style:style>
    <style:style style:name="P158" style:family="paragraph" style:parent-style-name="Text_20_body" style:list-style-name="L12">
      <style:text-properties officeooo:rsid="02da50f8" officeooo:paragraph-rsid="02da50f8"/>
    </style:style>
    <style:style style:name="P159" style:family="paragraph" style:parent-style-name="Text_20_body" style:list-style-name="L12">
      <style:text-properties officeooo:rsid="02da7c7a" officeooo:paragraph-rsid="02da7c7a"/>
    </style:style>
    <style:style style:name="P160" style:family="paragraph" style:parent-style-name="Text_20_body" style:list-style-name="L12">
      <style:text-properties officeooo:rsid="02daabfb" officeooo:paragraph-rsid="02daabfb"/>
    </style:style>
    <style:style style:name="P161" style:family="paragraph" style:parent-style-name="Text_20_body" style:list-style-name="L12">
      <style:text-properties officeooo:rsid="02dd9f74" officeooo:paragraph-rsid="02dd9f74"/>
    </style:style>
    <style:style style:name="P162" style:family="paragraph" style:parent-style-name="Text_20_body" style:list-style-name="L12">
      <style:text-properties officeooo:rsid="02df871b" officeooo:paragraph-rsid="02df871b"/>
    </style:style>
    <style:style style:name="P163" style:family="paragraph" style:parent-style-name="Text_20_body" style:list-style-name="L12">
      <style:text-properties officeooo:rsid="02e0ff94" officeooo:paragraph-rsid="02e0ff94"/>
    </style:style>
    <style:style style:name="P164" style:family="paragraph" style:parent-style-name="Text_20_body" style:list-style-name="L12">
      <style:text-properties officeooo:rsid="02e041e4" officeooo:paragraph-rsid="02e041e4"/>
    </style:style>
    <style:style style:name="P165" style:family="paragraph" style:parent-style-name="Text_20_body">
      <style:text-properties officeooo:rsid="02e041e4" officeooo:paragraph-rsid="034068b0"/>
    </style:style>
    <style:style style:name="P166" style:family="paragraph" style:parent-style-name="Text_20_body">
      <style:text-properties officeooo:rsid="02e041e4" officeooo:paragraph-rsid="034310b0"/>
    </style:style>
    <style:style style:name="P167" style:family="paragraph" style:parent-style-name="Text_20_body">
      <style:text-properties officeooo:rsid="02e041e4" officeooo:paragraph-rsid="03459e39"/>
    </style:style>
    <style:style style:name="P168" style:family="paragraph" style:parent-style-name="Text_20_body">
      <style:text-properties officeooo:rsid="02e041e4" officeooo:paragraph-rsid="034761c7"/>
    </style:style>
    <style:style style:name="P169" style:family="paragraph" style:parent-style-name="Text_20_body">
      <style:text-properties officeooo:rsid="02e041e4" officeooo:paragraph-rsid="0347f40b"/>
    </style:style>
    <style:style style:name="P170" style:family="paragraph" style:parent-style-name="Text_20_body">
      <style:text-properties officeooo:rsid="02e041e4" officeooo:paragraph-rsid="0349f36e"/>
    </style:style>
    <style:style style:name="P171" style:family="paragraph" style:parent-style-name="Text_20_body">
      <style:text-properties officeooo:rsid="02e041e4" officeooo:paragraph-rsid="034bb06c"/>
    </style:style>
    <style:style style:name="P172" style:family="paragraph" style:parent-style-name="Text_20_body">
      <style:text-properties officeooo:rsid="02e041e4" officeooo:paragraph-rsid="034daf81"/>
    </style:style>
    <style:style style:name="P173" style:family="paragraph" style:parent-style-name="Text_20_body">
      <style:text-properties officeooo:rsid="02e041e4" officeooo:paragraph-rsid="034e93ef"/>
    </style:style>
    <style:style style:name="P174" style:family="paragraph" style:parent-style-name="Text_20_body">
      <style:text-properties officeooo:rsid="02e041e4" officeooo:paragraph-rsid="03531eef"/>
    </style:style>
    <style:style style:name="P175" style:family="paragraph" style:parent-style-name="Text_20_body">
      <style:text-properties officeooo:rsid="02e041e4" officeooo:paragraph-rsid="03549fc7"/>
    </style:style>
    <style:style style:name="P176" style:family="paragraph" style:parent-style-name="Text_20_body" style:list-style-name="L19">
      <style:text-properties officeooo:rsid="02e041e4" officeooo:paragraph-rsid="03549fc7"/>
    </style:style>
    <style:style style:name="P177" style:family="paragraph" style:parent-style-name="Text_20_body">
      <style:text-properties officeooo:rsid="02e041e4" officeooo:paragraph-rsid="0357691a"/>
    </style:style>
    <style:style style:name="P178" style:family="paragraph" style:parent-style-name="Text_20_body">
      <style:text-properties officeooo:rsid="02e041e4" officeooo:paragraph-rsid="035ac469"/>
    </style:style>
    <style:style style:name="P179" style:family="paragraph" style:parent-style-name="Text_20_body" style:list-style-name="L13">
      <style:text-properties officeooo:paragraph-rsid="02e550c2"/>
    </style:style>
    <style:style style:name="P180" style:family="paragraph" style:parent-style-name="Text_20_body" style:list-style-name="L13">
      <style:text-properties officeooo:rsid="02e5287a" officeooo:paragraph-rsid="02e5287a"/>
    </style:style>
    <style:style style:name="P181" style:family="paragraph" style:parent-style-name="Text_20_body" style:list-style-name="L13">
      <style:paragraph-properties>
        <style:tab-stops>
          <style:tab-stop style:position="14.076cm"/>
        </style:tab-stops>
      </style:paragraph-properties>
      <style:text-properties officeooo:rsid="02e5287a" officeooo:paragraph-rsid="02e5287a"/>
    </style:style>
    <style:style style:name="P182" style:family="paragraph" style:parent-style-name="Text_20_body" style:list-style-name="L13">
      <style:text-properties officeooo:rsid="02e57f42" officeooo:paragraph-rsid="02e57f42"/>
    </style:style>
    <style:style style:name="P183" style:family="paragraph" style:parent-style-name="Text_20_body" style:list-style-name="L14">
      <style:text-properties officeooo:rsid="02f4f949" officeooo:paragraph-rsid="02f4f949"/>
    </style:style>
    <style:style style:name="P184" style:family="paragraph" style:parent-style-name="Text_20_body" style:list-style-name="L14">
      <style:text-properties officeooo:rsid="02f5b4ba" officeooo:paragraph-rsid="02f5b4ba"/>
    </style:style>
    <style:style style:name="P185" style:family="paragraph" style:parent-style-name="Text_20_body" style:list-style-name="L15">
      <style:text-properties officeooo:paragraph-rsid="02f7e881"/>
    </style:style>
    <style:style style:name="P186" style:family="paragraph" style:parent-style-name="Text_20_body" style:list-style-name="L16">
      <style:text-properties officeooo:rsid="03017e32" officeooo:paragraph-rsid="03017e32"/>
    </style:style>
    <style:style style:name="P187" style:family="paragraph" style:parent-style-name="Text_20_body" style:list-style-name="L17">
      <style:text-properties officeooo:rsid="02e7ec1b" officeooo:paragraph-rsid="03051833"/>
    </style:style>
    <style:style style:name="P188" style:family="paragraph" style:parent-style-name="Text_20_body" style:list-style-name="L17">
      <style:text-properties officeooo:rsid="02e7ec1b" officeooo:paragraph-rsid="03087093"/>
    </style:style>
    <style:style style:name="P189" style:family="paragraph" style:parent-style-name="Text_20_body" style:list-style-name="L17">
      <style:text-properties officeooo:rsid="02e7ec1b" officeooo:paragraph-rsid="030bb811"/>
    </style:style>
    <style:style style:name="P190" style:family="paragraph" style:parent-style-name="Text_20_body" style:list-style-name="L17">
      <style:text-properties officeooo:rsid="02e7ec1b" officeooo:paragraph-rsid="03120e21"/>
    </style:style>
    <style:style style:name="P191" style:family="paragraph" style:parent-style-name="Text_20_body" style:list-style-name="L17">
      <style:text-properties officeooo:rsid="0313866f" officeooo:paragraph-rsid="0313866f"/>
    </style:style>
    <style:style style:name="P192" style:family="paragraph" style:parent-style-name="Text_20_body" style:list-style-name="L17">
      <style:text-properties officeooo:rsid="03142c6d" officeooo:paragraph-rsid="03142c6d"/>
    </style:style>
    <style:style style:name="P193" style:family="paragraph" style:parent-style-name="Text_20_body">
      <style:text-properties officeooo:rsid="031d6695" officeooo:paragraph-rsid="031d6695"/>
    </style:style>
    <style:style style:name="P194" style:family="paragraph" style:parent-style-name="Text_20_body">
      <style:text-properties officeooo:rsid="031f5a2d" officeooo:paragraph-rsid="031f5a2d"/>
    </style:style>
    <style:style style:name="P195" style:family="paragraph" style:parent-style-name="Text_20_body">
      <style:text-properties officeooo:rsid="031fa187" officeooo:paragraph-rsid="031fa187"/>
    </style:style>
    <style:style style:name="P196" style:family="paragraph" style:parent-style-name="Text_20_body">
      <style:text-properties officeooo:rsid="0320c896" officeooo:paragraph-rsid="0320c896"/>
    </style:style>
    <style:style style:name="P197" style:family="paragraph" style:parent-style-name="Text_20_body">
      <style:text-properties officeooo:rsid="032463bd" officeooo:paragraph-rsid="032463bd"/>
    </style:style>
    <style:style style:name="P198" style:family="paragraph" style:parent-style-name="Text_20_body">
      <style:text-properties officeooo:rsid="0326f8e4" officeooo:paragraph-rsid="0326f8e4"/>
    </style:style>
    <style:style style:name="P199" style:family="paragraph" style:parent-style-name="Text_20_body">
      <style:text-properties officeooo:rsid="0327a1dd" officeooo:paragraph-rsid="0327a1dd"/>
    </style:style>
    <style:style style:name="P200" style:family="paragraph" style:parent-style-name="Text_20_body">
      <style:text-properties officeooo:rsid="03284079" officeooo:paragraph-rsid="03284079"/>
    </style:style>
    <style:style style:name="P201" style:family="paragraph" style:parent-style-name="Text_20_body" style:list-style-name="L18">
      <style:text-properties officeooo:rsid="03284079" officeooo:paragraph-rsid="03284079"/>
    </style:style>
    <style:style style:name="P202" style:family="paragraph" style:parent-style-name="Text_20_body">
      <style:text-properties officeooo:rsid="0329ffe5" officeooo:paragraph-rsid="0329ffe5"/>
    </style:style>
    <style:style style:name="P203" style:family="paragraph" style:parent-style-name="Text_20_body">
      <style:text-properties officeooo:rsid="032a056a" officeooo:paragraph-rsid="032b1efb"/>
    </style:style>
    <style:style style:name="P204" style:family="paragraph" style:parent-style-name="Text_20_body">
      <style:text-properties officeooo:rsid="032b1efb" officeooo:paragraph-rsid="032b1efb"/>
    </style:style>
    <style:style style:name="P205" style:family="paragraph" style:parent-style-name="Text_20_body">
      <style:text-properties officeooo:rsid="032b1efb" officeooo:paragraph-rsid="032e80eb"/>
    </style:style>
    <style:style style:name="P206" style:family="paragraph" style:parent-style-name="Text_20_body">
      <style:text-properties officeooo:rsid="032b1efb" officeooo:paragraph-rsid="033034fa"/>
    </style:style>
    <style:style style:name="P207" style:family="paragraph" style:parent-style-name="Text_20_body">
      <style:text-properties officeooo:rsid="032b1efb" officeooo:paragraph-rsid="03321766"/>
    </style:style>
    <style:style style:name="P208" style:family="paragraph" style:parent-style-name="Text_20_body">
      <style:text-properties officeooo:rsid="032b1efb" officeooo:paragraph-rsid="0332a20a"/>
    </style:style>
    <style:style style:name="P209" style:family="paragraph" style:parent-style-name="Text_20_body">
      <style:text-properties officeooo:rsid="032b1efb" officeooo:paragraph-rsid="03368f4b"/>
    </style:style>
    <style:style style:name="P210" style:family="paragraph" style:parent-style-name="Text_20_body">
      <style:text-properties officeooo:rsid="032b1efb" officeooo:paragraph-rsid="0336d70b"/>
    </style:style>
    <style:style style:name="P211" style:family="paragraph" style:parent-style-name="Text_20_body">
      <style:text-properties officeooo:rsid="032b1efb" officeooo:paragraph-rsid="03377bc4"/>
    </style:style>
    <style:style style:name="P212" style:family="paragraph" style:parent-style-name="Text_20_body">
      <style:text-properties officeooo:rsid="0325eaae" officeooo:paragraph-rsid="033883a1"/>
    </style:style>
    <style:style style:name="P213" style:family="paragraph" style:parent-style-name="Text_20_body">
      <style:text-properties officeooo:rsid="0325eaae" officeooo:paragraph-rsid="033a69cd"/>
    </style:style>
    <style:style style:name="P214" style:family="paragraph" style:parent-style-name="Text_20_body">
      <style:text-properties officeooo:rsid="0325eaae" officeooo:paragraph-rsid="033c8f1e"/>
    </style:style>
    <style:style style:name="P215" style:family="paragraph" style:parent-style-name="Text_20_body">
      <style:text-properties officeooo:rsid="0325eaae" officeooo:paragraph-rsid="033cb073"/>
    </style:style>
    <style:style style:name="P216" style:family="paragraph" style:parent-style-name="Text_20_body">
      <style:text-properties officeooo:rsid="0325eaae" officeooo:paragraph-rsid="033dc581"/>
    </style:style>
    <style:style style:name="P217" style:family="paragraph" style:parent-style-name="Text_20_body">
      <style:text-properties officeooo:rsid="0325eaae" officeooo:paragraph-rsid="033f1344"/>
    </style:style>
    <style:style style:name="P218" style:family="paragraph" style:parent-style-name="Heading_20_1" style:master-page-name="Standard">
      <style:paragraph-properties style:page-number="auto"/>
      <style:text-properties officeooo:rsid="0252d207" officeooo:paragraph-rsid="0252d207"/>
    </style:style>
    <style:style style:name="P219" style:family="paragraph" style:parent-style-name="Heading_20_2">
      <style:text-properties officeooo:rsid="0278300a"/>
    </style:style>
    <style:style style:name="P220" style:family="paragraph" style:parent-style-name="Heading_20_2">
      <style:text-properties officeooo:rsid="02c470cf"/>
    </style:style>
    <style:style style:name="P221" style:family="paragraph" style:parent-style-name="Heading_20_2">
      <style:text-properties officeooo:rsid="02c918e9"/>
    </style:style>
    <style:style style:name="T1" style:family="text">
      <style:text-properties officeooo:rsid="0259f22a"/>
    </style:style>
    <style:style style:name="T2" style:family="text">
      <style:text-properties officeooo:rsid="025ad0bc"/>
    </style:style>
    <style:style style:name="T3" style:family="text">
      <style:text-properties officeooo:rsid="025b31af"/>
    </style:style>
    <style:style style:name="T4" style:family="text">
      <style:text-properties officeooo:rsid="025c2985"/>
    </style:style>
    <style:style style:name="T5" style:family="text">
      <style:text-properties officeooo:rsid="025c2db3"/>
    </style:style>
    <style:style style:name="T6" style:family="text">
      <style:text-properties officeooo:rsid="025c2f71"/>
    </style:style>
    <style:style style:name="T7" style:family="text">
      <style:text-properties officeooo:rsid="025c723d"/>
    </style:style>
    <style:style style:name="T8" style:family="text">
      <style:text-properties officeooo:rsid="025de63d"/>
    </style:style>
    <style:style style:name="T9" style:family="text">
      <style:text-properties officeooo:rsid="025e57dc"/>
    </style:style>
    <style:style style:name="T10" style:family="text">
      <style:text-properties officeooo:rsid="025eb7b1"/>
    </style:style>
    <style:style style:name="T11" style:family="text">
      <style:text-properties officeooo:rsid="02648336"/>
    </style:style>
    <style:style style:name="T12" style:family="text">
      <style:text-properties officeooo:rsid="0264d1d1"/>
    </style:style>
    <style:style style:name="T13" style:family="text">
      <style:text-properties officeooo:rsid="026e5b5c"/>
    </style:style>
    <style:style style:name="T14" style:family="text">
      <style:text-properties officeooo:rsid="026fd485"/>
    </style:style>
    <style:style style:name="T15" style:family="text">
      <style:text-properties officeooo:rsid="0270ff3f"/>
    </style:style>
    <style:style style:name="T16" style:family="text">
      <style:text-properties officeooo:rsid="0271666c"/>
    </style:style>
    <style:style style:name="T17" style:family="text">
      <style:text-properties officeooo:rsid="02726cab"/>
    </style:style>
    <style:style style:name="T18" style:family="text">
      <style:text-properties officeooo:rsid="02750be5"/>
    </style:style>
    <style:style style:name="T19" style:family="text">
      <style:text-properties officeooo:rsid="0276a654"/>
    </style:style>
    <style:style style:name="T20" style:family="text">
      <style:text-properties officeooo:rsid="027ae23d"/>
    </style:style>
    <style:style style:name="T21" style:family="text">
      <style:text-properties officeooo:rsid="027fc3b1"/>
    </style:style>
    <style:style style:name="T22" style:family="text">
      <style:text-properties officeooo:rsid="028200e2"/>
    </style:style>
    <style:style style:name="T23" style:family="text">
      <style:text-properties officeooo:rsid="028369c1"/>
    </style:style>
    <style:style style:name="T24" style:family="text">
      <style:text-properties officeooo:rsid="0284dfca"/>
    </style:style>
    <style:style style:name="T25" style:family="text">
      <style:text-properties officeooo:rsid="02853bc1"/>
    </style:style>
    <style:style style:name="T26" style:family="text">
      <style:text-properties officeooo:rsid="0286f068"/>
    </style:style>
    <style:style style:name="T27" style:family="text">
      <style:text-properties officeooo:rsid="028adbc0"/>
    </style:style>
    <style:style style:name="T28" style:family="text">
      <style:text-properties officeooo:rsid="028c65b9"/>
    </style:style>
    <style:style style:name="T29" style:family="text">
      <style:text-properties officeooo:rsid="0293fc26"/>
    </style:style>
    <style:style style:name="T30" style:family="text">
      <style:text-properties officeooo:rsid="02951afd"/>
    </style:style>
    <style:style style:name="T31" style:family="text">
      <style:text-properties officeooo:rsid="029a1994"/>
    </style:style>
    <style:style style:name="T32" style:family="text">
      <style:text-properties officeooo:rsid="029a60e8"/>
    </style:style>
    <style:style style:name="T33" style:family="text">
      <style:text-properties officeooo:rsid="029b2ea2"/>
    </style:style>
    <style:style style:name="T34" style:family="text">
      <style:text-properties officeooo:rsid="029c8605"/>
    </style:style>
    <style:style style:name="T35" style:family="text">
      <style:text-properties officeooo:rsid="02a3e261"/>
    </style:style>
    <style:style style:name="T36" style:family="text">
      <style:text-properties officeooo:rsid="02a4ac18"/>
    </style:style>
    <style:style style:name="T37" style:family="text">
      <style:text-properties officeooo:rsid="02aa51f5"/>
    </style:style>
    <style:style style:name="T38" style:family="text">
      <style:text-properties officeooo:rsid="02abf0f4"/>
    </style:style>
    <style:style style:name="T39" style:family="text">
      <style:text-properties officeooo:rsid="02af120f"/>
    </style:style>
    <style:style style:name="T40" style:family="text">
      <style:text-properties officeooo:rsid="02afebdf"/>
    </style:style>
    <style:style style:name="T41" style:family="text">
      <style:text-properties officeooo:rsid="02b15f44"/>
    </style:style>
    <style:style style:name="T42" style:family="text">
      <style:text-properties officeooo:rsid="02b1fee7"/>
    </style:style>
    <style:style style:name="T43" style:family="text">
      <style:text-properties officeooo:rsid="02b2a342"/>
    </style:style>
    <style:style style:name="T44" style:family="text">
      <style:text-properties officeooo:rsid="02b4868f"/>
    </style:style>
    <style:style style:name="T45" style:family="text">
      <style:text-properties officeooo:rsid="02ba9488"/>
    </style:style>
    <style:style style:name="T46" style:family="text">
      <style:text-properties officeooo:rsid="02bb91ed"/>
    </style:style>
    <style:style style:name="T47" style:family="text">
      <style:text-properties officeooo:rsid="02c58a02"/>
    </style:style>
    <style:style style:name="T48" style:family="text">
      <style:text-properties officeooo:rsid="02c7187a"/>
    </style:style>
    <style:style style:name="T49" style:family="text">
      <style:text-properties officeooo:rsid="02c80990"/>
    </style:style>
    <style:style style:name="T50" style:family="text">
      <style:text-properties officeooo:rsid="02d2a991"/>
    </style:style>
    <style:style style:name="T51" style:family="text">
      <style:text-properties officeooo:rsid="02d3fdff"/>
    </style:style>
    <style:style style:name="T52" style:family="text">
      <style:text-properties officeooo:rsid="02e3fe8d"/>
    </style:style>
    <style:style style:name="T53" style:family="text">
      <style:text-properties officeooo:rsid="02e4d37a"/>
    </style:style>
    <style:style style:name="T54" style:family="text">
      <style:text-properties officeooo:rsid="02e550c2"/>
    </style:style>
    <style:style style:name="T55" style:family="text">
      <style:text-properties officeooo:rsid="02e57f42"/>
    </style:style>
    <style:style style:name="T56" style:family="text">
      <style:text-properties officeooo:rsid="02e86873"/>
    </style:style>
    <style:style style:name="T57" style:family="text">
      <style:text-properties officeooo:rsid="02ea2968"/>
    </style:style>
    <style:style style:name="T58" style:family="text">
      <style:text-properties officeooo:rsid="02eb29c9"/>
    </style:style>
    <style:style style:name="T59" style:family="text">
      <style:text-properties officeooo:rsid="02ec74c2"/>
    </style:style>
    <style:style style:name="T60" style:family="text">
      <style:text-properties officeooo:rsid="02ed0838"/>
    </style:style>
    <style:style style:name="T61" style:family="text">
      <style:text-properties officeooo:rsid="02eea35b"/>
    </style:style>
    <style:style style:name="T62" style:family="text">
      <style:text-properties officeooo:rsid="02ef0ebb"/>
    </style:style>
    <style:style style:name="T63" style:family="text">
      <style:text-properties officeooo:rsid="02efe8ca"/>
    </style:style>
    <style:style style:name="T64" style:family="text">
      <style:text-properties officeooo:rsid="02f0f819"/>
    </style:style>
    <style:style style:name="T65" style:family="text">
      <style:text-properties officeooo:rsid="02f296fe"/>
    </style:style>
    <style:style style:name="T66" style:family="text">
      <style:text-properties officeooo:rsid="02f7e881"/>
    </style:style>
    <style:style style:name="T67" style:family="text">
      <style:text-properties officeooo:rsid="02fa27bd"/>
    </style:style>
    <style:style style:name="T68" style:family="text">
      <style:text-properties officeooo:rsid="02fb47c1"/>
    </style:style>
    <style:style style:name="T69" style:family="text">
      <style:text-properties officeooo:rsid="02fc2b17"/>
    </style:style>
    <style:style style:name="T70" style:family="text">
      <style:text-properties officeooo:rsid="02fdb47b"/>
    </style:style>
    <style:style style:name="T71" style:family="text">
      <style:text-properties officeooo:rsid="02fdecd3"/>
    </style:style>
    <style:style style:name="T72" style:family="text">
      <style:text-properties officeooo:rsid="02ffb20c"/>
    </style:style>
    <style:style style:name="T73" style:family="text">
      <style:text-properties officeooo:rsid="0300b44f"/>
    </style:style>
    <style:style style:name="T74" style:family="text">
      <style:text-properties officeooo:rsid="03036ca7"/>
    </style:style>
    <style:style style:name="T75" style:family="text">
      <style:text-properties officeooo:rsid="030497b1"/>
    </style:style>
    <style:style style:name="T76" style:family="text">
      <style:text-properties officeooo:rsid="03051833"/>
    </style:style>
    <style:style style:name="T77" style:family="text">
      <style:text-properties officeooo:rsid="03067d3d"/>
    </style:style>
    <style:style style:name="T78" style:family="text">
      <style:text-properties officeooo:rsid="03087093"/>
    </style:style>
    <style:style style:name="T79" style:family="text">
      <style:text-properties officeooo:rsid="0309d765"/>
    </style:style>
    <style:style style:name="T80" style:family="text">
      <style:text-properties officeooo:rsid="030bb811"/>
    </style:style>
    <style:style style:name="T81" style:family="text">
      <style:text-properties officeooo:rsid="030d4bf7"/>
    </style:style>
    <style:style style:name="T82" style:family="text">
      <style:text-properties officeooo:rsid="030e5cee"/>
    </style:style>
    <style:style style:name="T83" style:family="text">
      <style:text-properties officeooo:rsid="030f933a"/>
    </style:style>
    <style:style style:name="T84" style:family="text">
      <style:text-properties officeooo:rsid="03120e21"/>
    </style:style>
    <style:style style:name="T85" style:family="text">
      <style:text-properties officeooo:rsid="031247d1"/>
    </style:style>
    <style:style style:name="T86" style:family="text">
      <style:text-properties officeooo:rsid="031b107f"/>
    </style:style>
    <style:style style:name="T87" style:family="text">
      <style:text-properties officeooo:rsid="0322ba73"/>
    </style:style>
    <style:style style:name="T88" style:family="text">
      <style:text-properties officeooo:rsid="0322f704"/>
    </style:style>
    <style:style style:name="T89" style:family="text">
      <style:text-properties officeooo:rsid="03255620"/>
    </style:style>
    <style:style style:name="T90" style:family="text">
      <style:text-properties officeooo:rsid="0325c80c"/>
    </style:style>
    <style:style style:name="T91" style:family="text">
      <style:text-properties officeooo:rsid="0325eaae"/>
    </style:style>
    <style:style style:name="T92" style:family="text">
      <style:text-properties officeooo:rsid="03262312"/>
    </style:style>
    <style:style style:name="T93" style:family="text">
      <style:text-properties officeooo:rsid="032e80eb"/>
    </style:style>
    <style:style style:name="T94" style:family="text">
      <style:text-properties officeooo:rsid="033034fa"/>
    </style:style>
    <style:style style:name="T95" style:family="text">
      <style:text-properties officeooo:rsid="03321766"/>
    </style:style>
    <style:style style:name="T96" style:family="text">
      <style:text-properties officeooo:rsid="0332a20a"/>
    </style:style>
    <style:style style:name="T97" style:family="text">
      <style:text-properties officeooo:rsid="0334705e"/>
    </style:style>
    <style:style style:name="T98" style:family="text">
      <style:text-properties officeooo:rsid="03368f4b"/>
    </style:style>
    <style:style style:name="T99" style:family="text">
      <style:text-properties officeooo:rsid="0336d70b"/>
    </style:style>
    <style:style style:name="T100" style:family="text">
      <style:text-properties officeooo:rsid="03377bc4"/>
    </style:style>
    <style:style style:name="T101" style:family="text">
      <style:text-properties officeooo:rsid="033883a1"/>
    </style:style>
    <style:style style:name="T102" style:family="text">
      <style:text-properties officeooo:rsid="0339958b"/>
    </style:style>
    <style:style style:name="T103" style:family="text">
      <style:text-properties officeooo:rsid="033a69cd"/>
    </style:style>
    <style:style style:name="T104" style:family="text">
      <style:text-properties officeooo:rsid="033bc32d"/>
    </style:style>
    <style:style style:name="T105" style:family="text">
      <style:text-properties officeooo:rsid="033c8f1e"/>
    </style:style>
    <style:style style:name="T106" style:family="text">
      <style:text-properties officeooo:rsid="033cb073"/>
    </style:style>
    <style:style style:name="T107" style:family="text">
      <style:text-properties officeooo:rsid="033dc581"/>
    </style:style>
    <style:style style:name="T108" style:family="text">
      <style:text-properties officeooo:rsid="033f1344"/>
    </style:style>
    <style:style style:name="T109" style:family="text">
      <style:text-properties officeooo:rsid="034068b0"/>
    </style:style>
    <style:style style:name="T110" style:family="text">
      <style:text-properties officeooo:rsid="03415c78"/>
    </style:style>
    <style:style style:name="T111" style:family="text">
      <style:text-properties officeooo:rsid="034310b0"/>
    </style:style>
    <style:style style:name="T112" style:family="text">
      <style:text-properties officeooo:rsid="0343d3d2"/>
    </style:style>
    <style:style style:name="T113" style:family="text">
      <style:text-properties officeooo:rsid="03459e39"/>
    </style:style>
    <style:style style:name="T114" style:family="text">
      <style:text-properties officeooo:rsid="034761c7"/>
    </style:style>
    <style:style style:name="T115" style:family="text">
      <style:text-properties officeooo:rsid="0347f40b"/>
    </style:style>
    <style:style style:name="T116" style:family="text">
      <style:text-properties officeooo:rsid="034948ee"/>
    </style:style>
    <style:style style:name="T117" style:family="text">
      <style:text-properties officeooo:rsid="0349f36e"/>
    </style:style>
    <style:style style:name="T118" style:family="text">
      <style:text-properties officeooo:rsid="034bb06c"/>
    </style:style>
    <style:style style:name="T119" style:family="text">
      <style:text-properties officeooo:rsid="034daf81"/>
    </style:style>
    <style:style style:name="T120" style:family="text">
      <style:text-properties officeooo:rsid="034e93ef"/>
    </style:style>
    <style:style style:name="T121" style:family="text">
      <style:text-properties officeooo:rsid="03501cc1"/>
    </style:style>
    <style:style style:name="T122" style:family="text">
      <style:text-properties officeooo:rsid="0351bdec"/>
    </style:style>
    <style:style style:name="T123" style:family="text">
      <style:text-properties officeooo:rsid="03531eef"/>
    </style:style>
    <style:style style:name="T124" style:family="text">
      <style:text-properties officeooo:rsid="035359c8"/>
    </style:style>
    <style:style style:name="T125" style:family="text">
      <style:text-properties officeooo:rsid="03549fc7"/>
    </style:style>
    <style:style style:name="T126" style:family="text">
      <style:text-properties officeooo:rsid="0355dd92"/>
    </style:style>
    <style:style style:name="T127" style:family="text">
      <style:text-properties officeooo:rsid="0357691a"/>
    </style:style>
    <style:style style:name="T128" style:family="text">
      <style:text-properties officeooo:rsid="035951a8"/>
    </style:style>
    <style:style style:name="T129" style:family="text">
      <style:text-properties officeooo:rsid="035ac46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8" text:outline-level="1">Экономика малого предпринимательства</text:h>
      <text:p text:style-name="P4"/>
      <text:h text:style-name="P96" text:outline-level="1">Как выбрать тематику инфо-бизнеса?</text:h>
      <text:p text:style-name="P5">Почему хотят создавать бизнес? Потому что не нашли работу для себя.</text:p>
      <text:p text:style-name="P6">С чего начать? Нужно выбрать тему.</text:p>
      <text:p text:style-name="P7">Про что он будет??</text:p>
      <text:p text:style-name="P8">Хобби? Программирование.</text:p>
      <text:p text:style-name="P9">Что сделал много раз? На автомате и без усилий могу делать. Писать на Java, C++, ну и мб на баше немного.</text:p>
      <text:p text:style-name="P1"><text:span text:style-name="T1">Сделал ли что-то выдающееся: Ага, на Java в основном. </text:span><text:span text:style-name="T2">Да и вообще победитель по жизни, постоянно выигрываю! (Потому что цели не такие уж и сложные)</text:span></text:p>
      <text:p text:style-name="P2"><text:span text:style-name="T2">Что умею делать такое, что не умеют мои знакомые? </text:span><text:span text:style-name="T3">Видеть систему в полном масштабе. </text:span><text:span text:style-name="T4">Умение планировать. Потому что я Бэтмен.</text:span></text:p>
      <text:p text:style-name="P3"><text:span text:style-name="T5">Темы, на которые могу долго рассуждать? Проектирование, стандарты, </text:span><text:span text:style-name="T6">оптимальность ещё.</text:span></text:p>
      <text:p text:style-name="P10">Как их сделать продаваемыми?</text:p>
      <text:list xml:id="list5092285330389711480" text:style-name="L1">
        <text:list-item>
          <text:p text:style-name="P103"><text:span text:style-name="T7">Подобрать теги к каждой теме. </text:span><text:span text:style-name="T8">(какие ключевые слова ввёл бы человек, если бы хотел это найти?)</text:span></text:p>
        </text:list-item>
        <text:list-item>
          <text:p text:style-name="P104"><text:span text:style-name="T9">Убираем те запросы, по которым наименьшее количество людей ищет что-то. </text:span><text:span text:style-name="T10">Первую десятку сохраняем</text:span></text:p>
        </text:list-item>
        <text:list-item>
          <text:p text:style-name="P105">Оставшиеся ключевые слова гуглим с добавлением форум. Ну и ищем самые горячие темы. Самые неинтересные темы убираем.</text:p>
        </text:list-item>
        <text:list-item>
          <text:p text:style-name="P106">Поискать на серверах бесплатных рассылок (RSS) те, где больше всего по данным ключевым словам. Снова пару убрать.</text:p>
        </text:list-item>
        <text:list-item>
          <text:p text:style-name="P107">Оставшиеся просто гуглим, и смотрим конкурентов</text:p>
        </text:list-item>
        <text:list-item>
          <text:p text:style-name="P108">В итоге оставили популярную слабоконкуррентную тему.</text:p>
        </text:list-item>
      </text:list>
      <text:p text:style-name="P11"/>
      <text:p text:style-name="P11"/>
      <text:p text:style-name="P12"><text:span text:style-name="T11">Ответы на вопросы </text:span><text:span text:style-name="T12">кратко к следующей паре: </text:span></text:p>
      <text:list xml:id="list4994694410416129574" text:style-name="L2">
        <text:list-item>
          <text:p text:style-name="P109">что такое предпринимательство ?</text:p>
        </text:list-item>
        <text:list-item>
          <text:p text:style-name="P109">сущность предпринимательства</text:p>
        </text:list-item>
        <text:list-item>
          <text:p text:style-name="P109">особенности предпринимательства</text:p>
        </text:list-item>
        <text:list-item>
          <text:p text:style-name="P109">функции предпринимательства</text:p>
        </text:list-item>
      </text:list>
      <text:p text:style-name="P13"/>
      <text:p text:style-name="P13"/>
      <text:p text:style-name="P13"/>
      <text:h text:style-name="P97" text:outline-level="1"><text:soft-page-break/>Личность успешного предпринимателя</text:h>
      <text:p text:style-name="P17">Взято из тренинга «Как началь свой бизнес».</text:p>
      <text:p text:style-name="P14"><text:span text:style-name="T13">Сможете ли вы управлять предприятием? </text:span><text:span text:style-name="T14">Нужна способность справляться с неизбежными проблемами, жертвами и испытаниями. Потребуется самодисциплина, готовность напряжённо работать неограниченное время и без надежды на немедленное получение прибыли. </text:span><text:span text:style-name="T15">Отказ от отпусков и постоянная работа по ночам и выходным.</text:span></text:p>
      <text:p text:style-name="P18">Чтобы начать дело, нужно быть уверенным своих деловых качествах.</text:p>
      <text:p text:style-name="P19">Если желание начать бизнес – не приходящий интерес., нужно ответить на вопросы: </text:p>
      <text:list xml:id="list5228614346766677175" text:style-name="L3">
        <text:list-item>
          <text:p text:style-name="P110"><text:span text:style-name="T17">К</text:span><text:span text:style-name="T16">акие необходимы деловые качества, знания, опыт?</text:span></text:p>
        </text:list-item>
        <text:list-item>
          <text:p text:style-name="P111">Какими обладаю я?</text:p>
          <text:list>
            <text:list-item>
              <text:p text:style-name="P112">А какие качества твои испортить всё могут?</text:p>
            </text:list-item>
          </text:list>
        </text:list-item>
        <text:list-item>
          <text:p text:style-name="P113">На какие жертвы нужно пойти будет, и на какие готовы пойти?</text:p>
        </text:list-item>
      </text:list>
      <text:p text:style-name="P20"/>
      <text:p text:style-name="P21">Рабочая таблица 1.</text:p>
      <text:p text:style-name="P21">Пишем : я, владелец небольшой фирмы, хочу создать действенную управленческую команду. Какие навыки имеют первостепенную важность?</text:p>
      <text:list xml:id="list6324332329070690482" text:style-name="L4">
        <text:list-item>
          <text:p text:style-name="P115">Опыт</text:p>
        </text:list-item>
        <text:list-item>
          <text:p text:style-name="P115">Усидчивость</text:p>
        </text:list-item>
        <text:list-item>
          <text:p text:style-name="P114"><text:span text:style-name="T19">С</text:span><text:span text:style-name="T18">покойствие</text:span></text:p>
        </text:list-item>
        <text:list-item>
          <text:p text:style-name="P115">Рассудительность</text:p>
        </text:list-item>
        <text:list-item>
          <text:p text:style-name="P116">Умение структурировать данные.</text:p>
        </text:list-item>
        <text:list-item>
          <text:p text:style-name="P116">Как минимум 1-2 нестандартных человека.</text:p>
        </text:list-item>
      </text:list>
      <text:p text:style-name="P22"/>
      <text:h text:style-name="P219" text:outline-level="2">Оценка основных деловых навыков.</text:h>
      <text:p text:style-name="P22">Дефицит навыков <text:s/>предпринимателя – то, чего нам не хватает до идеала.</text:p>
      <text:p text:style-name="P23">Многие понимают, что есть дефицит, далеко не сразу. Полгода-год.</text:p>
      <text:p text:style-name="P15"><text:span text:style-name="T20">В малом бизнесе необходимы навыки управления </text:span><text:span text:style-name="T21">предприятием</text:span><text:span text:style-name="T20">, сбыта, управления финансами, бухучёт, управление персоналом, рекламная деятельность и связь с общественностью.</text:span></text:p>
      <text:p text:style-name="P24"/>
      <text:p text:style-name="P25">Рабочая таблица 2.</text:p>
      <text:p text:style-name="P26">Пятибальная шкала. (0-5)</text:p>
      <text:list xml:id="list8486964926826068625" text:style-name="L5">
        <text:list-item>
          <text:p text:style-name="P123">Управление предприятием</text:p>
          <text:list>
            <text:list-item>
              <text:p text:style-name="P123">Управлял ли проектом\предприятием? Да. 5</text:p>
              <text:list>
                <text:list-item>
                  <text:p text:style-name="P124">Нравилось ли мне? 3</text:p>
                </text:list-item>
              </text:list>
            </text:list-item>
            <text:list-item>
              <text:p text:style-name="P124"><text:soft-page-break/>Отвечал ли за какой-то проект на работе? Да, 5</text:p>
              <text:list>
                <text:list-item>
                  <text:p text:style-name="P117"><text:span text:style-name="T22">Навык: мотивация других </text:span><text:span text:style-name="T26">2</text:span></text:p>
                </text:list-item>
                <text:list-item>
                  <text:p text:style-name="P124">умение вести переговоры 5</text:p>
                </text:list-item>
                <text:list-item>
                  <text:p text:style-name="P124">навыки консультирования и обучения 5</text:p>
                </text:list-item>
                <text:list-item>
                  <text:p text:style-name="P117"><text:span text:style-name="T22">делегирование полномочия другим </text:span><text:span text:style-name="T26">2</text:span><text:span text:style-name="T22"> </text:span><text:span text:style-name="T23">(передача + контроль)</text:span></text:p>
                </text:list-item>
                <text:list-item>
                  <text:p text:style-name="P125">способность оценивать производительность труда. 4</text:p>
                </text:list-item>
                <text:list-item>
                  <text:p text:style-name="P125">способность принимать решения 5</text:p>
                </text:list-item>
                <text:list-item>
                  <text:p text:style-name="P118"><text:span text:style-name="T24">умение определять приоритеты при наличии нескольких вариантов для действия </text:span><text:span text:style-name="T25">4</text:span></text:p>
                </text:list-item>
                <text:list-item>
                  <text:p text:style-name="P125">навыки сбора информации 5</text:p>
                </text:list-item>
              </text:list>
            </text:list-item>
          </text:list>
        </text:list-item>
        <text:list-item>
          <text:p text:style-name="P126">Навыки в области сбыта.</text:p>
          <text:list>
            <text:list-item>
              <text:p text:style-name="P126">Есть ли подготовка в области? 0</text:p>
            </text:list-item>
            <text:list-item>
              <text:p text:style-name="P126">Занимались ли продажей? 0</text:p>
              <text:list>
                <text:list-item>
                  <text:p text:style-name="P127">Нравилось? 0</text:p>
                </text:list-item>
              </text:list>
            </text:list-item>
            <text:list-item>
              <text:p text:style-name="P128">Думал ли о том, как реагировать на отказ клиента от покупки? 3</text:p>
            </text:list-item>
            <text:list-item>
              <text:p text:style-name="P129">Ваша зп была связана с результатами работы? </text:p>
            </text:list-item>
            <text:list-item>
              <text:p text:style-name="P130">Снова оценим навыки по 5-бальной шкале.</text:p>
            </text:list-item>
          </text:list>
        </text:list-item>
        <text:list-item>
          <text:p text:style-name="P130">Навыки финансовой деятельности.</text:p>
          <text:list>
            <text:list-item>
              <text:p text:style-name="P130">Есть ли подготовка в планировании и управлении средств? 5</text:p>
            </text:list-item>
            <text:list-item>
              <text:p text:style-name="P119"><text:span text:style-name="T27">Составляли ли бизнес-план? </text:span><text:span text:style-name="T28">3</text:span></text:p>
            </text:list-item>
            <text:list-item>
              <text:p text:style-name="P119"><text:span text:style-name="T27">Знаю ли, что в него входит? </text:span><text:span text:style-name="T28">3</text:span></text:p>
            </text:list-item>
            <text:list-item>
              <text:p text:style-name="P119"><text:span text:style-name="T27">Отвечал ли за подготовку и исполнение бюджета? </text:span><text:span text:style-name="T28">3</text:span></text:p>
            </text:list-item>
            <text:list-item>
              <text:p text:style-name="P131">Знаю ли, как предприятие функционирует и делает деньги? 3</text:p>
            </text:list-item>
            <text:list-item>
              <text:p text:style-name="P131">Имел ли дело с распределением финансов, отчётами, прогнозами потока денег и тд? 4</text:p>
            </text:list-item>
            <text:list-item>
              <text:p text:style-name="P132">Смогу ли справиться с финансовыми трудностями? 5</text:p>
            </text:list-item>
            <text:list-item>
              <text:p text:style-name="P132">Приходилось ли пользоваться крупной ссудой? 0</text:p>
            </text:list-item>
            <text:list-item>
              <text:p text:style-name="P133">Знаю ли о налогах и процедуре налогообложения? 2</text:p>
            </text:list-item>
            <text:list-item>
              <text:p text:style-name="P134">Оценить по 5-бальной шкале.</text:p>
            </text:list-item>
          </text:list>
        </text:list-item>
        <text:list-item>
          <text:p text:style-name="P135">Бухучёт</text:p>
          <text:list>
            <text:list-item>
              <text:p text:style-name="P135">Есть ли опыт ведения финансовых учётных документов? 0</text:p>
            </text:list-item>
            <text:list-item>
              <text:p text:style-name="P135">Есть ли подготовка на курсах? 4</text:p>
            </text:list-item>
          </text:list>
        </text:list-item>
        <text:list-item>
          <text:p text:style-name="P135">Управление людьми</text:p>
          <text:list>
            <text:list-item>
              <text:p text:style-name="P135">Есть ли необходимость нанимать кого-то для работы на вашем предприятии? 5</text:p>
            </text:list-item>
            <text:list-item>
              <text:p text:style-name="P120"><text:span text:style-name="T29">Принимал ли участие в процессе набора и увольнения штата? </text:span><text:span text:style-name="T30">4</text:span></text:p>
            </text:list-item>
            <text:list-item>
              <text:p text:style-name="P136">Есть ли опыт постановки задач другим? 5</text:p>
            </text:list-item>
            <text:list-item>
              <text:p text:style-name="P137"><text:soft-page-break/>Приходилось ли наказывать сотрудников? 0</text:p>
            </text:list-item>
            <text:list-item>
              <text:p text:style-name="P138">Если бы пришлось, было бы это трудно, или нет? 2</text:p>
            </text:list-item>
            <text:list-item>
              <text:p text:style-name="P138">Умею ли мотивировать? 2</text:p>
            </text:list-item>
            <text:list-item>
              <text:p text:style-name="P138">Хороший ли я знаток человеческого характера? 5</text:p>
            </text:list-item>
          </text:list>
        </text:list-item>
        <text:list-item>
          <text:p text:style-name="P139">Рекламная деятельность и связи с общественностью.</text:p>
          <text:list>
            <text:list-item>
              <text:p text:style-name="P121"><text:span text:style-name="T31">Отвечал ли за это дело? 2 </text:span><text:span text:style-name="T32">есть немного.</text:span></text:p>
            </text:list-item>
            <text:list-item>
              <text:p text:style-name="P122"><text:span text:style-name="T33">Могу ли составить черновик объявления в газету или пресс-релиз (фабула)? </text:span><text:span text:style-name="T34">4</text:span></text:p>
            </text:list-item>
            <text:list-item>
              <text:p text:style-name="P140">Могу ли я составить простой план продвижения на рынок своего продукта? 0</text:p>
            </text:list-item>
            <text:list-item>
              <text:p text:style-name="P140">Знаю ли о методах продвижения и их стоимости? 3</text:p>
            </text:list-item>
            <text:list-item>
              <text:p text:style-name="P141">Знаю ли как контролировать результаты рекламы на своём предприятии? 0</text:p>
            </text:list-item>
          </text:list>
        </text:list-item>
      </text:list>
      <text:p text:style-name="P27"/>
      <text:p text:style-name="P28">Таблица 3. <text:s/>Дефицит деловых навыков.</text:p>
      <text:p text:style-name="P28">Определяем дефицит, а потом пути для сокращения.</text:p>
      <text:p text:style-name="P20"/>
      <text:p text:style-name="P28">Настойчивость нужна. Когда устойчив к неудачам.</text:p>
      <text:p text:style-name="P28">Упрямство – когда не может найти переломную точку, когда нужно отказаться от затеи.</text:p>
      <text:p text:style-name="P28">Учёт рисков.</text:p>
      <text:p text:style-name="P29">Планирование. Реальные, но высокие планы. Оценка имеющихся ресурсов и их использование оптимальное.</text:p>
      <text:p text:style-name="P30"/>
      <text:p text:style-name="P30"><text:s/>Умеею ли я планировать?</text:p>
      <text:list xml:id="list4579607824692857009" text:style-name="L6">
        <text:list-item>
          <text:p text:style-name="P142">Часто ли обнаруживаю, что не хватает времени, чтобы сделать работу хорошо? Нет.</text:p>
        </text:list-item>
        <text:list-item>
          <text:p text:style-name="P143">Если приходится заканчивать работу в спешке, сожалею ли, что плохо распланировал своё время? Нет.</text:p>
        </text:list-item>
        <text:list-item>
          <text:p text:style-name="P143">Начав какую-либо работу, часто ли обнаруживаю, что нет средств, материалов, или навыков? Да, бывает.</text:p>
        </text:list-item>
        <text:list-item>
          <text:p text:style-name="P144">Часто ли опаздываю? Нет</text:p>
        </text:list-item>
        <text:list-item>
          <text:p text:style-name="P144">Часто ли в конце недели или месяца обнаруживаю нехватку наличных? Нет</text:p>
        </text:list-item>
      </text:list>
      <text:p text:style-name="P31"/>
      <text:p text:style-name="P16"><text:span text:style-name="T35">Важно ли общение? </text:span><text:span text:style-name="T36">Ага.</text:span></text:p>
      <text:p text:style-name="P32">Ответственность тоже важна.</text:p>
      <text:p text:style-name="P33">Гибкость. Ага, нужна. Быстро реагировать и приспосабливаться надо.</text:p>
      <text:p text:style-name="P33">Поддержка со стороны семьи тоже нужна.</text:p>
      <text:p text:style-name="P20"><text:soft-page-break/></text:p>
      <text:p text:style-name="P34"/>
      <text:h text:style-name="P98" text:outline-level="1">Субъекты предпринимательской деятельности</text:h>
      <text:p text:style-name="P36">По правилам РФ, субъктом могут быть дееспособные физические лица, юридические лица, а также некоммерческие организации.</text:p>
      <text:p text:style-name="P37">Физические – ИП без юр лица, а также Юр лица.</text:p>
      <text:p text:style-name="P35"><text:span text:style-name="T37">ИП 18+ лет должно быть. Не имеют права заниматься этим должностные лица органов гос власти, военные, работники силовых средств и служб</text:span><text:span text:style-name="T38">.</text:span></text:p>
      <text:p text:style-name="P38">Юр лица – коммерческие и некоммерческие предприниматели.</text:p>
      <text:p text:style-name="P38"/>
      <text:p text:style-name="P39">Типы и виды предпринимательства</text:p>
      <text:list xml:id="list75099986314244144" text:style-name="L7">
        <text:list-item>
          <text:p text:style-name="P145"><text:span text:style-name="T44">П</text:span><text:span text:style-name="T39">роизводственное. Производят что-то.</text:span></text:p>
        </text:list-item>
        <text:list-item>
          <text:p text:style-name="P146"><text:span text:style-name="T40">Венчурный бизнес. </text:span><text:span text:style-name="T41">Вкладывать деньги куда-то.</text:span></text:p>
        </text:list-item>
        <text:list-item>
          <text:p text:style-name="P147"><text:span text:style-name="T41">Коммерческо-торговая. Связана с определённым сегментом потребителя, но мобильно. Нужен устойчивый спрос, </text:span><text:span text:style-name="T42">поэтому нужно хорошо знать рынок. И более низкая закупочная цена товара у производителей, что позволяет издержки превысить. </text:span><text:span text:style-name="T43">Риск велик.</text:span></text:p>
        </text:list-item>
        <text:list-item>
          <text:p text:style-name="P148">Посредническая.</text:p>
        </text:list-item>
        <text:list-item>
          <text:p text:style-name="P149">Акционерская</text:p>
        </text:list-item>
        <text:list-item>
          <text:p text:style-name="P149">консалтинг. Вложение средств в интелл потенциал консультационных услуг.</text:p>
        </text:list-item>
      </text:list>
      <text:p text:style-name="P40"/>
      <text:p text:style-name="P40"/>
      <text:h text:style-name="P99" text:outline-level="1">Общие условия создания собственного дела</text:h>
      <text:p text:style-name="P41">Поль Самуэльсон писал, что люди хотят начать самостояетльное дело.</text:p>
      <text:p text:style-name="P46">Чушь.</text:p>
      <text:p text:style-name="P41"/>
      <text:p text:style-name="P42">Следующая тема: финансовое обеспечение деятельности.</text:p>
      <text:list xml:id="list4510664149002312551" text:style-name="L8">
        <text:list-item>
          <text:p text:style-name="P150">Эмиссия ценных бумаг</text:p>
        </text:list-item>
        <text:list-item>
          <text:p text:style-name="P150">привлечение банковских кредитов</text:p>
        </text:list-item>
        <text:list-item>
          <text:p text:style-name="P150">основные виды банковского кредита</text:p>
        </text:list-item>
        <text:list-item>
          <text:p text:style-name="P150">факторинг.</text:p>
        </text:list-item>
        <text:list-item>
          <text:p text:style-name="P151">Лизинг.</text:p>
        </text:list-item>
      </text:list>
      <text:p text:style-name="P43"/>
      <text:h text:style-name="P100" text:outline-level="1">Генерация идей.</text:h>
      <text:p text:style-name="P44"><text:span text:style-name="T45">Человек + идея + инвестиции = прибыль. </text:span><text:span text:style-name="T46">Выгодное деловое предложение.</text:span></text:p>
      <text:p text:style-name="P47"><text:soft-page-break/>Успех зависит от навыков, идеи и качества реализации.</text:p>
      <text:p text:style-name="P48">Недостаток средств – не препятсткие.</text:p>
      <text:p text:style-name="P49">Идея должна развиваться, не тормозить на месте.</text:p>
      <text:p text:style-name="P50">Идея должна уменьшать затраты.</text:p>
      <text:p text:style-name="P51">Проблемы:</text:p>
      <text:list xml:id="list3513142364433986820" text:style-name="L9">
        <text:list-item>
          <text:p text:style-name="P152">Недостаток проницательности у придумавшего. Не цепляются за неё</text:p>
        </text:list-item>
        <text:list-item>
          <text:p text:style-name="P152">Убийцы идей</text:p>
        </text:list-item>
      </text:list>
      <text:p text:style-name="P51"/>
      <text:p text:style-name="P52">Как убить идею? Это работать не будет, это пробовали, никому не нужно, это глупо, это слишком просто, это, наверняка, уже кто-то сделал.</text:p>
      <text:p text:style-name="P52"/>
      <text:h text:style-name="P220" text:outline-level="2">Методы генерации идей.</text:h>
      <text:p text:style-name="P53">Идеи нельзя игнорировать.</text:p>
      <text:p text:style-name="P54">Мозговой штурм и карта идей.</text:p>
      <text:p text:style-name="P45"><text:span text:style-name="T47">Карта идей: производство, услуги, торговля </text:span><text:span text:style-name="T48">– 3 направления, </text:span><text:span text:style-name="T49">по ним можно разбить.</text:span></text:p>
      <text:p text:style-name="P55"/>
      <text:h text:style-name="P221" text:outline-level="2">Источники идей</text:h>
      <text:list xml:id="list8981142704874960104" text:style-name="L10">
        <text:list-item>
          <text:p text:style-name="P153">Приносит пользу</text:p>
        </text:list-item>
        <text:list-item>
          <text:p text:style-name="P153">Удовлетворить потребность, тенденцию или сектор рынка.</text:p>
        </text:list-item>
        <text:list-item>
          <text:p text:style-name="P154">Идея добавляет стоимость.</text:p>
        </text:list-item>
        <text:list-item>
          <text:p text:style-name="P155">Идея – совершенствование своих навыков и ресурсов.</text:p>
        </text:list-item>
      </text:list>
      <text:p text:style-name="P56"/>
      <text:p text:style-name="P57">Заключение.</text:p>
      <text:p text:style-name="P58">Как оценить идеи?</text:p>
      <text:p text:style-name="P58">Есть ли нужные навыки?</text:p>
      <text:p text:style-name="P59">Удовлетворяет ли потребность?</text:p>
      <text:p text:style-name="P59">Жизнеспособен ли проект?</text:p>
      <text:p text:style-name="P59">Принесёт ли прибыль?</text:p>
      <text:p text:style-name="P60">Вложат ли деньги в него инвесторы?</text:p>
      <text:p text:style-name="P55"/>
      <text:p text:style-name="P55"/>
      <text:h text:style-name="P101" text:outline-level="1">Финансовое обеспечение предприятия</text:h>
      <text:p text:style-name="P61"><text:span text:style-name="T50">Совокупность форм и методов для воспроизводства. </text:span><text:span text:style-name="T51">Процесс образования капитала фирмы.</text:span></text:p>
      <text:p text:style-name="P66"><text:soft-page-break/>Эмиссия денег, продажа ценных бумаг, получение безвозмездной помощи и тд.</text:p>
      <text:p text:style-name="P66"/>
      <text:p text:style-name="P67">Эмиссия бумаг.</text:p>
      <text:p text:style-name="P67">Это бумага с признаками: </text:p>
      <text:list xml:id="list6516634629088336489" text:style-name="L11">
        <text:list-item>
          <text:p text:style-name="P156">закрепляет права, подлежащие удостоверению уступке и ли чего-то ещё там бла-бла-бла.</text:p>
        </text:list-item>
        <text:list-item>
          <text:p text:style-name="P157">Что?</text:p>
        </text:list-item>
        <text:list-item>
          <text:p text:style-name="P157">Имеет равный объём и сроки осуществления прав внутри одного выпуска.</text:p>
        </text:list-item>
      </text:list>
      <text:p text:style-name="P68"/>
      <text:p text:style-name="P68">Кредит можно получить.</text:p>
      <text:list xml:id="list7687725223264742589" text:style-name="L12">
        <text:list-item>
          <text:p text:style-name="P158">Но его надо вернуть.</text:p>
        </text:list-item>
        <text:list-item>
          <text:p text:style-name="P159">Но надо подготовиться, документы всякие.</text:p>
        </text:list-item>
        <text:list-item>
          <text:p text:style-name="P159">К тому же, проценты заплатить.</text:p>
        </text:list-item>
        <text:list-item>
          <text:p text:style-name="P160">И нужна цель.</text:p>
        </text:list-item>
      </text:list>
      <text:p text:style-name="P69">Классиикафия:</text:p>
      <text:list xml:id="list1500215311" text:continue-numbering="true" text:style-name="L12">
        <text:list-item>
          <text:p text:style-name="P161">Можно не писать срок, но тогда возврат по требованию</text:p>
        </text:list-item>
        <text:list-item>
          <text:p text:style-name="P162">Гасить можно за 1 ход, или в рассрочку.</text:p>
        </text:list-item>
        <text:list-item>
          <text:p text:style-name="P163">По виду выдачи. Ссуда или процент.</text:p>
        </text:list-item>
        <text:list-item>
          <text:p text:style-name="P163">По обеспечению выдачи.</text:p>
        </text:list-item>
        <text:list-item>
          <text:p text:style-name="P164">Целевые? Общие и целевыйе. По своему усмотрению или на цель какую-то.</text:p>
        </text:list-item>
      </text:list>
      <text:p text:style-name="P70"/>
      <text:p text:style-name="P62"><text:span text:style-name="T52">Кредитный догоов</text:span><text:span text:style-name="T53">о</text:span><text:span text:style-name="T52">р.</text:span></text:p>
      <text:p text:style-name="P71">На что посмотреть? </text:p>
      <text:list xml:id="list4272299026359466776" text:style-name="L13">
        <text:list-item>
          <text:p text:style-name="P180">Условия.</text:p>
        </text:list-item>
        <text:list-item>
          <text:p text:style-name="P180">Срок кредита</text:p>
        </text:list-item>
        <text:list-item>
          <text:p text:style-name="P180"><text:span text:style-name="T86">В</text:span>алюта</text:p>
        </text:list-item>
        <text:list-item>
          <text:p text:style-name="P181">Процентная ставка.</text:p>
        </text:list-item>
        <text:list-item>
          <text:p text:style-name="P179"><text:span text:style-name="T54">Условия выплаты процентов. </text:span><text:span text:style-name="T55">(иногда в момент выдачи ?? )</text:span></text:p>
        </text:list-item>
        <text:list-item>
          <text:p text:style-name="P182">Условия погашения основного долга</text:p>
        </text:list-item>
      </text:list>
      <text:p text:style-name="P72"/>
      <text:p text:style-name="P73">Коммерческий кредит?</text:p>
      <text:p text:style-name="P74">Возвращает деньги заводу после реализации продукции, а не до, например.</text:p>
      <text:p text:style-name="P81"/>
      <text:p text:style-name="P63"><text:soft-page-break/><text:span text:style-name="T56">Факторинг есть ещё.</text:span><text:span text:style-name="T58"> Переуступка прав банку или спец компании неоплаченных долговых требований.</text:span><text:span text:style-name="T59"> Фактор стоит между заводом и реализатором. </text:span><text:span text:style-name="T60">И отдаёт деньги заводу (90%), а реалиатор получает вещи.</text:span></text:p>
      <text:p text:style-name="P64"><text:span text:style-name="T57">Лизинг есть ещё. Покупает дорогие вещи. <text:s/>Чувак покупает для нас, и даёт пользоваться. </text:span><text:span text:style-name="T61">На долгосрочной основе пользуется деньгами третьей компании.</text:span></text:p>
      <text:p text:style-name="P65"><text:span text:style-name="T62">Ещё есть у нас бюджетный кредит. </text:span><text:span text:style-name="T63">Ссуда из федерального бюджета. </text:span><text:span text:style-name="T64">На возвратной основе <text:s/>до 6 месяцев. </text:span><text:span text:style-name="T65">Может даваться кому-угодно</text:span></text:p>
      <text:p text:style-name="P74"/>
      <text:h text:style-name="P102" text:outline-level="1">Практические средства рекламы малых предприятий</text:h>
      <text:p text:style-name="P82">В малом бизнесе реклама как часть плана продвижения нужна, чтобы </text:p>
      <text:list xml:id="list7747265595982914483" text:style-name="L14">
        <text:list-item>
          <text:p text:style-name="P183">Продать больше</text:p>
        </text:list-item>
        <text:list-item>
          <text:p text:style-name="P183">Увеличить долю предприятия на рынке</text:p>
        </text:list-item>
        <text:list-item>
          <text:p text:style-name="P183">Развиться лучше</text:p>
        </text:list-item>
        <text:list-item>
          <text:p text:style-name="P183">Объявить о себе.</text:p>
        </text:list-item>
        <text:list-item>
          <text:p text:style-name="P184">Престиж повышает</text:p>
        </text:list-item>
        <text:list-item>
          <text:p text:style-name="P184">Привлеает новичков</text:p>
        </text:list-item>
        <text:list-item>
          <text:p text:style-name="P184">тд.</text:p>
        </text:list-item>
      </text:list>
      <text:p text:style-name="P83"/>
      <text:p text:style-name="P84">Почему теряем деньги на рекламе? Есть пара факторов.</text:p>
      <text:list xml:id="list3388405932833710785" text:style-name="L15">
        <text:list-item>
          <text:p text:style-name="P185"><text:span text:style-name="T66">Надо определить </text:span><text:span text:style-name="T67">сегмент</text:span><text:span text:style-name="T66"> целев</text:span><text:span text:style-name="T68">ого</text:span><text:span text:style-name="T66"> рын</text:span><text:span text:style-name="T69">ка</text:span><text:span text:style-name="T66">, то, как люди будут искать рекламу, и затем её пускать.</text:span></text:p>
        </text:list-item>
      </text:list>
      <text:p text:style-name="P85"/>
      <text:p text:style-name="P86">Сегмент рынка – хорошо выделенная группа клиентов внутри рынка.</text:p>
      <text:p text:style-name="P75"><text:span text:style-name="T70">Как выбрать целевую аудиторию? Просто выбрать тех, кому лучше всех поможем! </text:span><text:span text:style-name="T71">И для них рекламу сделаем.</text:span></text:p>
      <text:p text:style-name="P76"><text:span text:style-name="T72">Нужно правильно выбрать время и место для появления</text:span><text:span text:style-name="T73"> перед аудиторией. </text:span></text:p>
      <text:p text:style-name="P87">Ответы на 6 вопросов в рекламе:</text:p>
      <text:list xml:id="list3411898971160805441" text:style-name="L16">
        <text:list-item>
          <text:p text:style-name="P186">Что уникального в товаре?</text:p>
        </text:list-item>
        <text:list-item>
          <text:p text:style-name="P186">Кому надо?</text:p>
        </text:list-item>
        <text:list-item>
          <text:p text:style-name="P186">Где и когда купить?</text:p>
        </text:list-item>
        <text:list-item>
          <text:p text:style-name="P186">Кто я такой вообще?!</text:p>
        </text:list-item>
      </text:list>
      <text:p text:style-name="P88">Хватит с вас.</text:p>
      <text:p text:style-name="P77"><text:span text:style-name="T74">Позиционирование – действие по разработке компании и её имиджа, </text:span><text:span text:style-name="T75">направленные на выбор особой позиции в сознании потребителей.</text:span></text:p>
      <text:p text:style-name="P89"/>
      <text:p text:style-name="P90">Методы рекламы.</text:p>
      <text:list xml:id="list4560939367969485807" text:style-name="L17">
        <text:list-item>
          <text:p text:style-name="P187"><text:soft-page-break/><text:span text:style-name="T76">Почтовая или письмо. </text:span><text:span text:style-name="T77">Стоит дёшево.</text:span><text:span text:style-name="T78"> Большой процент ответов, но сложно автоматизировать.</text:span></text:p>
        </text:list-item>
        <text:list-item>
          <text:p text:style-name="P188"><text:span text:style-name="T78">Небольшой рекламный плакат. </text:span><text:span text:style-name="T80">Недорого.</text:span><text:span text:style-name="T78"> </text:span><text:span text:style-name="T80"><text:s/></text:span><text:span text:style-name="T79">Много видит, но раздражает.</text:span></text:p>
        </text:list-item>
        <text:list-item>
          <text:p text:style-name="P189"><text:span text:style-name="T80">Объявления в газетах. </text:span><text:span text:style-name="T81">Умеренно дорого. <text:s/></text:span><text:span text:style-name="T82">Аудитория локализована. </text:span><text:span text:style-name="T83">Круг читателей слишком широкий, затраты не оправданы.</text:span></text:p>
        </text:list-item>
        <text:list-item>
          <text:p text:style-name="P190"><text:span text:style-name="T84">Объявление в журнале специа</text:span><text:span text:style-name="T85">л</text:span><text:span text:style-name="T84">изированном. </text:span><text:span text:style-name="T85">Цена высокая умеренно.</text:span></text:p>
        </text:list-item>
        <text:list-item>
          <text:p text:style-name="P191">Радио.</text:p>
        </text:list-item>
        <text:list-item>
          <text:p text:style-name="P192">Объявление в общенациональной газете или журнале.</text:p>
        </text:list-item>
      </text:list>
      <text:p text:style-name="P91"/>
      <text:p text:style-name="P91">Составляем рекламное обращение.</text:p>
      <text:p text:style-name="P92">Заголовок. Цимес идеи.</text:p>
      <text:p text:style-name="P93">Тело. Убеждаем купить.</text:p>
      <text:p text:style-name="P94">Заключение. Ложь всякая.</text:p>
      <text:p text:style-name="P94"/>
      <text:p text:style-name="P95">Рекламу чего-угодно сделать.</text:p>
      <text:p text:style-name="P94"/>
      <text:p text:style-name="P193">О маркетинге поговорим.</text:p>
      <text:p text:style-name="P194">Процесс поиска, удовлетворения и сохранения покупателей.</text:p>
      <text:p text:style-name="P195">Определить можно как?</text:p>
      <text:p text:style-name="P196">Оптимизация удовлетворения нужд потребителей.</text:p>
      <text:p text:style-name="P78"><text:span text:style-name="T87">Как добиться этого всего? </text:span><text:span text:style-name="T88">Удовлетворять клиентов всеми возможными средствами. Сделать процесс работы с нами приятным.</text:span></text:p>
      <text:p text:style-name="P197">Структура маретинга?</text:p>
      <text:p text:style-name="P197">PPPP.</text:p>
      <text:p text:style-name="P197">Product – делаем нужный товар.</text:p>
      <text:p text:style-name="P79"><text:span text:style-name="T89">Place – в нужном месте реализуем. </text:span><text:span text:style-name="T90">Каналы и методы сбыта.</text:span></text:p>
      <text:p text:style-name="P80"><text:span text:style-name="T91">Promotion — Продвижение. </text:span><text:span text:style-name="T92">Информируем обо всём.</text:span></text:p>
      <text:p text:style-name="P198">Price — цену нужной делаем.</text:p>
      <text:p text:style-name="P199">Только все вместе дадут выигрыш.</text:p>
      <text:p text:style-name="P200">Правила:</text:p>
      <text:list xml:id="list2382255912914137700" text:style-name="L18">
        <text:list-item>
          <text:p text:style-name="P201">Учитывать нужды</text:p>
        </text:list-item>
        <text:list-item>
          <text:p text:style-name="P201">Не делать предположений, только факты</text:p>
        </text:list-item>
        <text:list-item>
          <text:p text:style-name="P201">План, только план.</text:p>
        </text:list-item>
        <text:list-item>
          <text:p text:style-name="P201">Одновлять информацию о рынке и конкурентах</text:p>
        </text:list-item>
        <text:list-item>
          <text:p text:style-name="P201">Исследовать рынок перед запуском товара.</text:p>
        </text:list-item>
        <text:list-item>
          <text:p text:style-name="P201">Не увеличивать объём продаж без достаточного капитала.</text:p>
        </text:list-item>
        <text:list-item>
          <text:p text:style-name="P201"><text:soft-page-break/>Сравнивать затраты с результатами всегда нужно.</text:p>
        </text:list-item>
      </text:list>
      <text:p text:style-name="P200"/>
      <text:p text:style-name="P202">Практическое исследование рынка для новых предприятий.</text:p>
      <text:p text:style-name="P203">Цель исследования рынка какова?</text:p>
      <text:p text:style-name="P204">Как исследовать рынок?</text:p>
      <text:p text:style-name="P204">Теоретическое и практическое.</text:p>
      <text:p text:style-name="P204">Теоретически – за столом. Практически – социологический опрос.</text:p>
      <text:p text:style-name="P204"><text:span text:style-name="T93"/></text:p>
      <text:p text:style-name="P205"><text:span text:style-name="T93">Сделка – изменение, создание или удаление гражданских отношений.</text:span></text:p>
      <text:p text:style-name="P205"><text:span text:style-name="T93">Односторонние и многосторонние.</text:span></text:p>
      <text:p text:style-name="P206"><text:span text:style-name="T94">Двусторонняя – договор. Всегда в письменной форме.</text:span></text:p>
      <text:p text:style-name="P207"><text:span text:style-name="T95">Всегда включаются существеные условия, дата и адреса участников.</text:span></text:p>
      <text:p text:style-name="P207"><text:span text:style-name="T95"/></text:p>
      <text:p text:style-name="P208"><text:span text:style-name="T96">Нотариальное осуществление сделки – удостоверитальная надпись нотариуса или аналогичного лица на договоре.</text:span></text:p>
      <text:p text:style-name="P208"><text:span text:style-name="T96">Зачем нужны? Доверенности. Завещания и тд. </text:span><text:span text:style-name="T97">Ну или если кому-то нужно.</text:span></text:p>
      <text:p text:style-name="P209"><text:span text:style-name="T98">Некоторые сделки обязательно регистрируются. О правах собственности,</text:span></text:p>
      <text:p text:style-name="P209"><text:span text:style-name="T98">Что будет, если уклониться?</text:span></text:p>
      <text:p text:style-name="P210"><text:span text:style-name="T99">Могут заставить зарегистрировать, или примут ничтожной.</text:span></text:p>
      <text:p text:style-name="P210"><text:span text:style-name="T99"/></text:p>
      <text:p text:style-name="P211"><text:span text:style-name="T100">Когда они недействительны? Когда противят основам порядка и нравственности.</text:span></text:p>
      <text:p text:style-name="P212"><text:span text:style-name="T101">Что же будет? Всё уйдёт государству.</text:span></text:p>
      <text:p text:style-name="P212"><text:span text:style-name="T101">Недействительны мнимая (фиктивная) (сделанная лишь для вида) и притворные </text:span><text:span text:style-name="T102">(сделанная с целью прикрыть другую сделку) </text:span><text:span text:style-name="T101">также сделки.</text:span></text:p>
      <text:p text:style-name="P213"><text:span text:style-name="T103">Ещё есть сделки под влиянием заблуждения. </text:span><text:span text:style-name="T104">Может быть признана недействительной с иска обманутого лица.</text:span></text:p>
      <text:p text:style-name="P214"><text:span text:style-name="T105">Есть ковальные сделки. Под обманом, насилием и тд.</text:span></text:p>
      <text:p text:style-name="P215"><text:span text:style-name="T106"/></text:p>
      <text:p text:style-name="P215"><text:span text:style-name="T106">Сущность договора</text:span><text:span text:style-name="T107"> </text:span></text:p>
      <text:p text:style-name="P216"><text:span text:style-name="T107">Договор всегда устанавливает права и обязанности сторон.</text:span></text:p>
      <text:p text:style-name="P217"><text:span text:style-name="T108">Если оба согласились на то, что написано, то всё ок, даже если договор плохой.</text:span></text:p>
      <text:p text:style-name="P197"/>
      <text:p text:style-name="P165"><text:span text:style-name="T109">Публичный, предв</text:span><text:span text:style-name="T110">а</text:span><text:span text:style-name="T109">рительный, </text:span><text:span text:style-name="T114">присоединения, </text:span><text:span text:style-name="T109">в пользу третьего лица. Самостоятельные и смешанные.</text:span></text:p>
      <text:p text:style-name="P166"><text:span text:style-name="T111">Публичные – заключенный организацией. </text:span><text:span text:style-name="T112">Обязанности по</text:span><text:span text:style-name="T111"> </text:span><text:span text:style-name="T112">п</text:span><text:span text:style-name="T111">родаж</text:span><text:span text:style-name="T112">е</text:span><text:span text:style-name="T111"> товара, <text:s/>совершени</text:span><text:span text:style-name="T112">ю</text:span><text:span text:style-name="T111"> услуг и тд.</text:span></text:p>
      <text:p text:style-name="P167"><text:soft-page-break/><text:span text:style-name="T113">Предварительный – о том, что в будущем заключат какой-то договор. На условиях, прописанных в этом.</text:span></text:p>
      <text:p text:style-name="P168"><text:span text:style-name="T114">Присоединения – условия опрелелены одной стороной, а вторая присоединяется, дополняя основно</text:span><text:span text:style-name="T115">й договор.</text:span></text:p>
      <text:p text:style-name="P169"><text:span text:style-name="T115">В пользу третьих лиц – …</text:span></text:p>
      <text:p text:style-name="P169"><text:span text:style-name="T115">Самостоятельные? <text:s/>Только один договор.</text:span></text:p>
      <text:p text:style-name="P169"><text:span text:style-name="T115">Смешанные? Тут элементы разных договоров включены</text:span></text:p>
      <text:p text:style-name="P169"><text:span text:style-name="T115"/></text:p>
      <text:p text:style-name="P169"><text:span text:style-name="T115">Договоры возмездные и безвозмездные. В первом одна сторона получает какую-то плату, а по второму бе</text:span><text:span text:style-name="T116">звозмездно.</text:span></text:p>
      <text:p text:style-name="P169"><text:span text:style-name="T116"/></text:p>
      <text:p text:style-name="P170"><text:span text:style-name="T117">Виды договоров по предмету соглашения сторон.</text:span></text:p>
      <text:p text:style-name="P170"><text:span text:style-name="T117"/></text:p>
      <text:p text:style-name="P171"><text:span text:style-name="T118">Публичная оферта и акцепт – что такое?</text:span></text:p>
      <text:p text:style-name="P172"><text:span text:style-name="T119">Оферо – вносить предложение.</text:span></text:p>
      <text:p text:style-name="P172"><text:span text:style-name="T119">Письменное или устное предложение заключения гражданско-правового отноешнния выдыинутого одним или несолькими лицами. </text:span></text:p>
      <text:p text:style-name="P173"><text:span text:style-name="T120">Публичня оферта адресована неопределённому кругу лиц и содержит исчерпывающую информацию об услоывиях, на которых офферент </text:span><text:span text:style-name="T121">Преодагает заключить сдлелку всем, кто откликнется на предложение. </text:span><text:span text:style-name="T122">Иногда имеет срок действия.</text:span></text:p>
      <text:p text:style-name="P174"><text:span text:style-name="T123">Любой откликнувшийся попадается на крюч</text:span><text:span text:style-name="T124">ё</text:span><text:span text:style-name="T123">к.</text:span></text:p>
      <text:p text:style-name="P175"><text:span text:style-name="T125">Критерии:</text:span></text:p>
      <text:list xml:id="list5177231957247584340" text:style-name="L19">
        <text:list-item>
          <text:p text:style-name="P176"><text:span text:style-name="T125">Нудвусмысленно и чётко понятна</text:span></text:p>
        </text:list-item>
        <text:list-item>
          <text:p text:style-name="P176"><text:span text:style-name="T125">Намерения заключения сделки есть</text:span></text:p>
        </text:list-item>
        <text:list-item>
          <text:p text:style-name="P176"><text:span text:style-name="T125">Важная информация об условиях тоже должна быть.</text:span></text:p>
        </text:list-item>
      </text:list>
      <text:p text:style-name="P175"><text:span text:style-name="T125"/></text:p>
      <text:p text:style-name="P175"><text:span text:style-name="T125">Что такое акцепт? </text:span></text:p>
      <text:p text:style-name="P175"><text:span text:style-name="T125">Это согласие с предложением (офертой).</text:span><text:span text:style-name="T126">Выражается устно или письменно, где ясно понятно, что сторона согласна.</text:span></text:p>
      <text:p text:style-name="P175"><text:span text:style-name="T126"/></text:p>
      <text:p text:style-name="P177"><text:span text:style-name="T127">Как расторгнуть договор?</text:span></text:p>
      <text:p text:style-name="P177"><text:span text:style-name="T128">По требованию одной из сторон может быть изменён или растргнут, либо по решению суда.</text:span></text:p>
      <text:p text:style-name="P178"><text:span text:style-name="T129">Иногда заблаговременно уведомнюят о прекращшении договора.</text:span></text:p>
      <text:p text:style-name="P168"><text:span text:style-name="T1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917</meta:editing-cycles>
    <meta:creation-date>2012-10-08T07:35:00</meta:creation-date>
    <dc:date>2013-11-26T12:39:39</dc:date>
    <meta:editing-duration>P1DT1H52M25S</meta:editing-duration>
    <meta:generator>LibreOffice/4.0.2.2$Linux_X86_64 LibreOffice_project/400m0$Build-2</meta:generator>
    <meta:document-statistic meta:table-count="0" meta:image-count="0" meta:object-count="0" meta:page-count="11" meta:paragraph-count="285" meta:word-count="2066" meta:character-count="14239" meta:non-whitespace-character-count="1254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